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9244in"/>
    </style:style>
    <style:style style:name="ro1" style:family="table-row">
      <style:table-row-properties style:row-height="0.2555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ta1" style:family="table" style:master-page-name="PageStyle_5f_augmented_5f_grouped.csv">
      <style:table-properties table:display="true" style:writing-mode="lr-tb"/>
    </style:style>
    <style:style style:name="ta2" style:family="table" style:master-page-name="PageStyle_5f_charts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ugmented_grouped.csv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formula</text:p>
          </table:table-cell>
          <table:table-cell office:value-type="string">
            <text:p>te12</text:p>
          </table:table-cell>
          <table:table-cell office:value-type="string">
            <text:p>rating</text:p>
          </table:table-cell>
          <table:table-cell office:value-type="string">
            <text:p>mrr</text:p>
          </table:table-cell>
          <table:table-cell office:value-type="string">
            <text:p>nonzero</text:p>
          </table:table-cell>
          <table:table-cell office:value-type="string">
            <text:p>Nonzero (%)</text:p>
          </table:table-cell>
          <table:table-cell/>
          <table:table-cell office:value-type="string">
            <text:p>te12</text:p>
          </table:table-cell>
          <table:table-cell office:value-type="string">
            <text:p>rating</text:p>
          </table:table-cell>
          <table:table-cell office:value-type="string">
            <text:p>mrr</text:p>
          </table:table-cell>
          <table:table-cell office:value-type="string">
            <text:p>nonzero</text:p>
          </table:table-cell>
          <table:table-cell office:value-type="string">
            <text:p>Inverse Length</text:p>
          </table:table-cell>
          <table:table-cell office:value-type="string">
            <text:p>Rating</text:p>
          </table:table-cell>
          <table:table-cell office:value-type="string">
            <text:p>MRR</text:p>
          </table:table-cell>
          <table:table-cell office:value-type="string">
            <text:p>&gt;0</text:p>
          </table:table-cell>
          <table:table-cell table:number-columns-repeated="1009"/>
        </table:table-row>
        <table:table-row table:style-name="ro2">
          <table:table-cell office:value-type="string">
            <text:p>augNorm</text:p>
          </table:table-cell>
          <table:table-cell office:value-type="float" office:value="12.8597911227154">
            <text:p>12.8597911227</text:p>
          </table:table-cell>
          <table:table-cell office:value-type="float" office:value="1.51070496083551">
            <text:p>1.5107049608</text:p>
          </table:table-cell>
          <table:table-cell office:value-type="float" office:value="0.191430229184798">
            <text:p>0.1914302292</text:p>
          </table:table-cell>
          <table:table-cell office:value-type="float" office:value="0.619843342036553">
            <text:p>0.619843342</text:p>
          </table:table-cell>
          <table:table-cell table:formula="of:=[.E2]*100" office:value-type="float" office:value="61.9843342036553">
            <text:p>61.9843342037</text:p>
          </table:table-cell>
          <table:table-cell/>
          <table:table-cell office:value-type="float" office:value="12.8597911227154">
            <text:p>12.8597911227</text:p>
          </table:table-cell>
          <table:table-cell office:value-type="float" office:value="1.51070496083551">
            <text:p>1.5107049608</text:p>
          </table:table-cell>
          <table:table-cell office:value-type="float" office:value="0.191430229184798">
            <text:p>0.1914302292</text:p>
          </table:table-cell>
          <table:table-cell office:value-type="float" office:value="0.619843342036553">
            <text:p>0.619843342</text:p>
          </table:table-cell>
          <table:table-cell table:formula="of:=(SUM([.H2:.H25])/24)/[.H2]" office:value-type="float" office:value="0.991739081883336">
            <text:p>0.9917390819</text:p>
          </table:table-cell>
          <table:table-cell table:formula="of:=[.I2]/(SUM([.I2:.I25])/24)" office:value-type="float" office:value="1.07322049617436">
            <text:p>1.0732204962</text:p>
          </table:table-cell>
          <table:table-cell table:formula="of:=[.J2]/(SUM([.J2:.J25])/24)" office:value-type="float" office:value="1.06498957985182">
            <text:p>1.0649895799</text:p>
          </table:table-cell>
          <table:table-cell table:formula="of:=[.K2]/(SUM([.K2:.K25])/24)" office:value-type="float" office:value="1.05238271148873">
            <text:p>1.0523827115</text:p>
          </table:table-cell>
          <table:table-cell table:number-columns-repeated="1009"/>
        </table:table-row>
        <table:table-row table:style-name="ro2">
          <table:table-cell office:value-type="string">
            <text:p>augNorm_entropy</text:p>
          </table:table-cell>
          <table:table-cell office:value-type="float" office:value="12.5483028720627">
            <text:p>12.5483028721</text:p>
          </table:table-cell>
          <table:table-cell office:value-type="float" office:value="1.14934725848564">
            <text:p>1.1493472585</text:p>
          </table:table-cell>
          <table:table-cell office:value-type="float" office:value="0.157180156657964">
            <text:p>0.1571801567</text:p>
          </table:table-cell>
          <table:table-cell office:value-type="float" office:value="0.515404699738903">
            <text:p>0.5154046997</text:p>
          </table:table-cell>
          <table:table-cell table:formula="of:=[.E3]*100" office:value-type="float" office:value="51.5404699738903">
            <text:p>51.5404699739</text:p>
          </table:table-cell>
          <table:table-cell/>
          <table:table-cell office:value-type="float" office:value="12.5483028720627">
            <text:p>12.5483028721</text:p>
          </table:table-cell>
          <table:table-cell office:value-type="float" office:value="1.14934725848564">
            <text:p>1.1493472585</text:p>
          </table:table-cell>
          <table:table-cell office:value-type="float" office:value="0.157180156657964">
            <text:p>0.1571801567</text:p>
          </table:table-cell>
          <table:table-cell office:value-type="float" office:value="0.515404699738903">
            <text:p>0.5154046997</text:p>
          </table:table-cell>
          <table:table-cell table:formula="of:=(SUM([.H3:.H27])/24)/[.H3]" office:value-type="float" office:value="1.01635715771951">
            <text:p>1.0163571577</text:p>
          </table:table-cell>
          <table:table-cell table:formula="of:=[.I3]/(SUM([.I3:.I27])/24)" office:value-type="float" office:value="0.816508230929749">
            <text:p>0.8165082309</text:p>
          </table:table-cell>
          <table:table-cell table:formula="of:=[.J3]/(SUM([.J3:.J27])/24)" office:value-type="float" office:value="0.874445116181797">
            <text:p>0.8744451162</text:p>
          </table:table-cell>
          <table:table-cell table:formula="of:=[.K3]/(SUM([.K3:.K27])/24)" office:value-type="float" office:value="0.875064647210935">
            <text:p>0.8750646472</text:p>
          </table:table-cell>
          <table:table-cell table:number-columns-repeated="1009"/>
        </table:table-row>
        <table:table-row table:style-name="ro1">
          <table:table-cell office:value-type="string">
            <text:p>augNorm_gfidf</text:p>
          </table:table-cell>
          <table:table-cell office:value-type="float" office:value="13.0002610966057">
            <text:p>13.0002610966</text:p>
          </table:table-cell>
          <table:table-cell office:value-type="float" office:value="1.53890339425587">
            <text:p>1.5389033943</text:p>
          </table:table-cell>
          <table:table-cell office:value-type="float" office:value="0.192547142442704">
            <text:p>0.1925471424</text:p>
          </table:table-cell>
          <table:table-cell office:value-type="float" office:value="0.616187989556135">
            <text:p>0.6161879896</text:p>
          </table:table-cell>
          <table:table-cell table:formula="of:=[.E4]*100" office:value-type="float" office:value="61.6187989556135">
            <text:p>61.6187989556</text:p>
          </table:table-cell>
          <table:table-cell/>
          <table:table-cell office:value-type="float" office:value="13.0002610966057">
            <text:p>13.0002610966</text:p>
          </table:table-cell>
          <table:table-cell office:value-type="float" office:value="1.53890339425587">
            <text:p>1.5389033943</text:p>
          </table:table-cell>
          <table:table-cell office:value-type="float" office:value="0.192547142442704">
            <text:p>0.1925471424</text:p>
          </table:table-cell>
          <table:table-cell office:value-type="float" office:value="0.616187989556135">
            <text:p>0.6161879896</text:p>
          </table:table-cell>
          <table:table-cell table:formula="of:=(SUM([.H4:.H28])/24)/[.H4]" office:value-type="float" office:value="0.981023176879358">
            <text:p>0.9810231769</text:p>
          </table:table-cell>
          <table:table-cell table:formula="of:=[.I4]/(SUM([.I4:.I28])/24)" office:value-type="float" office:value="1.09325295617899">
            <text:p>1.0932529562</text:p>
          </table:table-cell>
          <table:table-cell table:formula="of:=[.J4]/(SUM([.J4:.J28])/24)" office:value-type="float" office:value="1.07120333713736">
            <text:p>1.0712033371</text:p>
          </table:table-cell>
          <table:table-cell table:formula="of:=[.K4]/(SUM([.K4:.K28])/24)" office:value-type="float" office:value="1.04617657923901">
            <text:p>1.0461765792</text:p>
          </table:table-cell>
          <table:table-cell table:number-columns-repeated="1009"/>
        </table:table-row>
        <table:table-row table:style-name="ro1">
          <table:table-cell office:value-type="string">
            <text:p>augNorm_idf</text:p>
          </table:table-cell>
          <table:table-cell office:value-type="float" office:value="12.6250652741514">
            <text:p>12.6250652742</text:p>
          </table:table-cell>
          <table:table-cell office:value-type="float" office:value="1.19321148825065">
            <text:p>1.1932114883</text:p>
          </table:table-cell>
          <table:table-cell office:value-type="float" office:value="0.161273571221352">
            <text:p>0.1612735712</text:p>
          </table:table-cell>
          <table:table-cell office:value-type="float" office:value="0.528981723237597">
            <text:p>0.5289817232</text:p>
          </table:table-cell>
          <table:table-cell table:formula="of:=[.E5]*100" office:value-type="float" office:value="52.8981723237597">
            <text:p>52.8981723238</text:p>
          </table:table-cell>
          <table:table-cell/>
          <table:table-cell office:value-type="float" office:value="12.6250652741514">
            <text:p>12.6250652742</text:p>
          </table:table-cell>
          <table:table-cell office:value-type="float" office:value="1.19321148825065">
            <text:p>1.1932114883</text:p>
          </table:table-cell>
          <table:table-cell office:value-type="float" office:value="0.161273571221352">
            <text:p>0.1612735712</text:p>
          </table:table-cell>
          <table:table-cell office:value-type="float" office:value="0.528981723237597">
            <text:p>0.5289817232</text:p>
          </table:table-cell>
          <table:table-cell table:formula="of:=(SUM([.H5:.H29])/24)/[.H5]" office:value-type="float" office:value="1.01017754477396">
            <text:p>1.0101775448</text:p>
          </table:table-cell>
          <table:table-cell table:formula="of:=[.I5]/(SUM([.I5:.I29])/24)" office:value-type="float" office:value="0.847669835381404">
            <text:p>0.8476698354</text:p>
          </table:table-cell>
          <table:table-cell table:formula="of:=[.J5]/(SUM([.J5:.J29])/24)" office:value-type="float" office:value="0.897218133142528">
            <text:p>0.8972181331</text:p>
          </table:table-cell>
          <table:table-cell table:formula="of:=[.K5]/(SUM([.K5:.K29])/24)" office:value-type="float" office:value="0.898115995567048">
            <text:p>0.8981159956</text:p>
          </table:table-cell>
          <table:table-cell table:number-columns-repeated="1009"/>
        </table:table-row>
        <table:table-row table:style-name="ro2">
          <table:table-cell office:value-type="string">
            <text:p>augNorm_inverse</text:p>
          </table:table-cell>
          <table:table-cell office:value-type="float" office:value="12.4872062663185">
            <text:p>12.4872062663</text:p>
          </table:table-cell>
          <table:table-cell office:value-type="float" office:value="1.1065274151436">
            <text:p>1.1065274151</text:p>
          </table:table-cell>
          <table:table-cell office:value-type="float" office:value="0.153260806498405">
            <text:p>0.1532608065</text:p>
          </table:table-cell>
          <table:table-cell office:value-type="float" office:value="0.50704960835509">
            <text:p>0.5070496084</text:p>
          </table:table-cell>
          <table:table-cell table:formula="of:=[.E6]*100" office:value-type="float" office:value="50.704960835509">
            <text:p>50.7049608355</text:p>
          </table:table-cell>
          <table:table-cell/>
          <table:table-cell office:value-type="float" office:value="12.4872062663185">
            <text:p>12.4872062663</text:p>
          </table:table-cell>
          <table:table-cell office:value-type="float" office:value="1.1065274151436">
            <text:p>1.1065274151</text:p>
          </table:table-cell>
          <table:table-cell office:value-type="float" office:value="0.153260806498405">
            <text:p>0.1532608065</text:p>
          </table:table-cell>
          <table:table-cell office:value-type="float" office:value="0.50704960835509">
            <text:p>0.5070496084</text:p>
          </table:table-cell>
          <table:table-cell table:formula="of:=(SUM([.H6:.H30])/24)/[.H6]" office:value-type="float" office:value="1.02132992514532">
            <text:p>1.0213299251</text:p>
          </table:table-cell>
          <table:table-cell table:formula="of:=[.I6]/(SUM([.I6:.I30])/24)" office:value-type="float" office:value="0.786088569441223">
            <text:p>0.7860885694</text:p>
          </table:table-cell>
          <table:table-cell table:formula="of:=[.J6]/(SUM([.J6:.J30])/24)" office:value-type="float" office:value="0.852640476979848">
            <text:p>0.852640477</text:p>
          </table:table-cell>
          <table:table-cell table:formula="of:=[.K6]/(SUM([.K6:.K30])/24)" office:value-type="float" office:value="0.86087920206871">
            <text:p>0.8608792021</text:p>
          </table:table-cell>
          <table:table-cell table:number-columns-repeated="1009"/>
        </table:table-row>
        <table:table-row table:style-name="ro2">
          <table:table-cell office:value-type="string">
            <text:p>augNorm_normal</text:p>
          </table:table-cell>
          <table:table-cell office:value-type="float" office:value="11.6906005221932">
            <text:p>11.6906005222</text:p>
          </table:table-cell>
          <table:table-cell office:value-type="float" office:value="1.81984334203655">
            <text:p>1.819843342</text:p>
          </table:table-cell>
          <table:table-cell office:value-type="float" office:value="0.224847693646649">
            <text:p>0.2248476936</text:p>
          </table:table-cell>
          <table:table-cell office:value-type="float" office:value="0.680939947780678">
            <text:p>0.6809399478</text:p>
          </table:table-cell>
          <table:table-cell table:formula="of:=[.E7]*100" office:value-type="float" office:value="68.0939947780678">
            <text:p>68.0939947781</text:p>
          </table:table-cell>
          <table:table-cell/>
          <table:table-cell office:value-type="float" office:value="11.6906005221932">
            <text:p>11.6906005222</text:p>
          </table:table-cell>
          <table:table-cell office:value-type="float" office:value="1.81984334203655">
            <text:p>1.819843342</text:p>
          </table:table-cell>
          <table:table-cell office:value-type="float" office:value="0.224847693646649">
            <text:p>0.2248476936</text:p>
          </table:table-cell>
          <table:table-cell office:value-type="float" office:value="0.680939947780678">
            <text:p>0.6809399478</text:p>
          </table:table-cell>
          <table:table-cell table:formula="of:=(SUM([.H7:.H31])/24)/[.H7]" office:value-type="float" office:value="1.09092406476829">
            <text:p>1.0909240648</text:p>
          </table:table-cell>
          <table:table-cell table:formula="of:=[.I7]/(SUM([.I7:.I31])/24)" office:value-type="float" office:value="1.29283561326223">
            <text:p>1.2928356133</text:p>
          </table:table-cell>
          <table:table-cell table:formula="of:=[.J7]/(SUM([.J7:.J31])/24)" office:value-type="float" office:value="1.25090196990901">
            <text:p>1.2509019699</text:p>
          </table:table-cell>
          <table:table-cell table:formula="of:=[.K7]/(SUM([.K7:.K31])/24)" office:value-type="float" office:value="1.15611377909124">
            <text:p>1.1561137791</text:p>
          </table:table-cell>
          <table:table-cell table:number-columns-repeated="1009"/>
        </table:table-row>
        <table:table-row table:style-name="ro2">
          <table:table-cell office:value-type="string">
            <text:p>binary</text:p>
          </table:table-cell>
          <table:table-cell office:value-type="float" office:value="13.8360313315927">
            <text:p>13.8360313316</text:p>
          </table:table-cell>
          <table:table-cell office:value-type="float" office:value="1.71592689295039">
            <text:p>1.715926893</text:p>
          </table:table-cell>
          <table:table-cell office:value-type="float" office:value="0.206457789382071">
            <text:p>0.2064577894</text:p>
          </table:table-cell>
          <table:table-cell office:value-type="float" office:value="0.67154046997389">
            <text:p>0.67154047</text:p>
          </table:table-cell>
          <table:table-cell table:formula="of:=[.E8]*100" office:value-type="float" office:value="67.154046997389">
            <text:p>67.1540469974</text:p>
          </table:table-cell>
          <table:table-cell/>
          <table:table-cell office:value-type="float" office:value="13.8360313315927">
            <text:p>13.8360313316</text:p>
          </table:table-cell>
          <table:table-cell office:value-type="float" office:value="1.71592689295039">
            <text:p>1.715926893</text:p>
          </table:table-cell>
          <table:table-cell office:value-type="float" office:value="0.206457789382071">
            <text:p>0.2064577894</text:p>
          </table:table-cell>
          <table:table-cell office:value-type="float" office:value="0.67154046997389">
            <text:p>0.67154047</text:p>
          </table:table-cell>
          <table:table-cell table:formula="of:=(SUM([.H8:.H32])/24)/[.H8]" office:value-type="float" office:value="0.921764134208935">
            <text:p>0.9217641342</text:p>
          </table:table-cell>
          <table:table-cell table:formula="of:=[.I8]/(SUM([.I8:.I32])/24)" office:value-type="float" office:value="1.21901228843033">
            <text:p>1.2190122884</text:p>
          </table:table-cell>
          <table:table-cell table:formula="of:=[.J8]/(SUM([.J8:.J32])/24)" office:value-type="float" office:value="1.14859285969349">
            <text:p>1.1485928597</text:p>
          </table:table-cell>
          <table:table-cell table:formula="of:=[.K8]/(SUM([.K8:.K32])/24)" office:value-type="float" office:value="1.14015515330624">
            <text:p>1.1401551533</text:p>
          </table:table-cell>
          <table:table-cell table:number-columns-repeated="1009"/>
        </table:table-row>
        <table:table-row table:style-name="ro2">
          <table:table-cell office:value-type="string">
            <text:p>binary_entropy</text:p>
          </table:table-cell>
          <table:table-cell office:value-type="float" office:value="13.4049608355091">
            <text:p>13.4049608355</text:p>
          </table:table-cell>
          <table:table-cell office:value-type="float" office:value="1.24229765013055">
            <text:p>1.2422976501</text:p>
          </table:table-cell>
          <table:table-cell office:value-type="float" office:value="0.165108790252393">
            <text:p>0.1651087903</text:p>
          </table:table-cell>
          <table:table-cell office:value-type="float" office:value="0.549347258485638">
            <text:p>0.5493472585</text:p>
          </table:table-cell>
          <table:table-cell table:formula="of:=[.E9]*100" office:value-type="float" office:value="54.9347258485638">
            <text:p>54.9347258486</text:p>
          </table:table-cell>
          <table:table-cell/>
          <table:table-cell office:value-type="float" office:value="13.4049608355091">
            <text:p>13.4049608355</text:p>
          </table:table-cell>
          <table:table-cell office:value-type="float" office:value="1.24229765013055">
            <text:p>1.2422976501</text:p>
          </table:table-cell>
          <table:table-cell office:value-type="float" office:value="0.165108790252393">
            <text:p>0.1651087903</text:p>
          </table:table-cell>
          <table:table-cell office:value-type="float" office:value="0.549347258485638">
            <text:p>0.5493472585</text:p>
          </table:table-cell>
          <table:table-cell table:formula="of:=(SUM([.H9:.H33])/24)/[.H9]" office:value-type="float" office:value="0.951405796536882">
            <text:p>0.9514057965</text:p>
          </table:table-cell>
          <table:table-cell table:formula="of:=[.I9]/(SUM([.I9:.I33])/24)" office:value-type="float" office:value="0.882541154648739">
            <text:p>0.8825411546</text:p>
          </table:table-cell>
          <table:table-cell table:formula="of:=[.J9]/(SUM([.J9:.J33])/24)" office:value-type="float" office:value="0.918554723094395">
            <text:p>0.9185547231</text:p>
          </table:table-cell>
          <table:table-cell table:formula="of:=[.K9]/(SUM([.K9:.K33])/24)" office:value-type="float" office:value="0.932693018101217">
            <text:p>0.9326930181</text:p>
          </table:table-cell>
          <table:table-cell table:number-columns-repeated="1009"/>
        </table:table-row>
        <table:table-row table:style-name="ro1">
          <table:table-cell office:value-type="string">
            <text:p>binary_gfidf</text:p>
          </table:table-cell>
          <table:table-cell office:value-type="float" office:value="13.5201044386423">
            <text:p>13.5201044386</text:p>
          </table:table-cell>
          <table:table-cell office:value-type="float" office:value="1.64751958224543">
            <text:p>1.6475195822</text:p>
          </table:table-cell>
          <table:table-cell office:value-type="float" office:value="0.200629532927183">
            <text:p>0.2006295329</text:p>
          </table:table-cell>
          <table:table-cell office:value-type="float" office:value="0.660574412532638">
            <text:p>0.6605744125</text:p>
          </table:table-cell>
          <table:table-cell table:formula="of:=[.E10]*100" office:value-type="float" office:value="66.0574412532638">
            <text:p>66.0574412533</text:p>
          </table:table-cell>
          <table:table-cell/>
          <table:table-cell office:value-type="float" office:value="13.5201044386423">
            <text:p>13.5201044386</text:p>
          </table:table-cell>
          <table:table-cell office:value-type="float" office:value="1.64751958224543">
            <text:p>1.6475195822</text:p>
          </table:table-cell>
          <table:table-cell office:value-type="float" office:value="0.200629532927183">
            <text:p>0.2006295329</text:p>
          </table:table-cell>
          <table:table-cell office:value-type="float" office:value="0.660574412532638">
            <text:p>0.6605744125</text:p>
          </table:table-cell>
          <table:table-cell table:formula="of:=(SUM([.H10:.H34])/24)/[.H10]" office:value-type="float" office:value="0.943303174848402">
            <text:p>0.9433031748</text:p>
          </table:table-cell>
          <table:table-cell table:formula="of:=[.I10]/(SUM([.I10:.I34])/24)" office:value-type="float" office:value="1.170415024345">
            <text:p>1.1704150243</text:p>
          </table:table-cell>
          <table:table-cell table:formula="of:=[.J10]/(SUM([.J10:.J34])/24)" office:value-type="float" office:value="1.11616834440355">
            <text:p>1.1161683444</text:p>
          </table:table-cell>
          <table:table-cell table:formula="of:=[.K10]/(SUM([.K10:.K34])/24)" office:value-type="float" office:value="1.12153675655708">
            <text:p>1.1215367566</text:p>
          </table:table-cell>
          <table:table-cell table:number-columns-repeated="1009"/>
        </table:table-row>
        <table:table-row table:style-name="ro1">
          <table:table-cell office:value-type="string">
            <text:p>binary_idf</text:p>
          </table:table-cell>
          <table:table-cell office:value-type="float" office:value="13.4984334203655">
            <text:p>13.4984334204</text:p>
          </table:table-cell>
          <table:table-cell office:value-type="float" office:value="1.30704960835509">
            <text:p>1.3070496084</text:p>
          </table:table-cell>
          <table:table-cell office:value-type="float" office:value="0.170951552074268">
            <text:p>0.1709515521</text:p>
          </table:table-cell>
          <table:table-cell office:value-type="float" office:value="0.570234986945169">
            <text:p>0.5702349869</text:p>
          </table:table-cell>
          <table:table-cell table:formula="of:=[.E11]*100" office:value-type="float" office:value="57.0234986945169">
            <text:p>57.0234986945</text:p>
          </table:table-cell>
          <table:table-cell/>
          <table:table-cell office:value-type="float" office:value="13.4984334203655">
            <text:p>13.4984334204</text:p>
          </table:table-cell>
          <table:table-cell office:value-type="float" office:value="1.30704960835509">
            <text:p>1.3070496084</text:p>
          </table:table-cell>
          <table:table-cell office:value-type="float" office:value="0.170951552074268">
            <text:p>0.1709515521</text:p>
          </table:table-cell>
          <table:table-cell office:value-type="float" office:value="0.570234986945169">
            <text:p>0.5702349869</text:p>
          </table:table-cell>
          <table:table-cell table:formula="of:=(SUM([.H11:.H35])/24)/[.H11]" office:value-type="float" office:value="0.944817598019305">
            <text:p>0.944817598</text:p>
          </table:table-cell>
          <table:table-cell table:formula="of:=[.I11]/(SUM([.I11:.I35])/24)" office:value-type="float" office:value="0.928541618363089">
            <text:p>0.9285416184</text:p>
          </table:table-cell>
          <table:table-cell table:formula="of:=[.J11]/(SUM([.J11:.J35])/24)" office:value-type="float" office:value="0.951059936530911">
            <text:p>0.9510599365</text:p>
          </table:table-cell>
          <table:table-cell table:formula="of:=[.K11]/(SUM([.K11:.K35])/24)" office:value-type="float" office:value="0.968156630956779">
            <text:p>0.968156631</text:p>
          </table:table-cell>
          <table:table-cell table:number-columns-repeated="1009"/>
        </table:table-row>
        <table:table-row table:style-name="ro2">
          <table:table-cell office:value-type="string">
            <text:p>binary_inverse</text:p>
          </table:table-cell>
          <table:table-cell office:value-type="float" office:value="13.2979112271541">
            <text:p>13.2979112272</text:p>
          </table:table-cell>
          <table:table-cell office:value-type="float" office:value="1.19164490861619">
            <text:p>1.1916449086</text:p>
          </table:table-cell>
          <table:table-cell office:value-type="float" office:value="0.1592863359443">
            <text:p>0.1592863359</text:p>
          </table:table-cell>
          <table:table-cell office:value-type="float" office:value="0.536292428198433">
            <text:p>0.5362924282</text:p>
          </table:table-cell>
          <table:table-cell table:formula="of:=[.E12]*100" office:value-type="float" office:value="53.6292428198433">
            <text:p>53.6292428198</text:p>
          </table:table-cell>
          <table:table-cell/>
          <table:table-cell office:value-type="float" office:value="13.2979112271541">
            <text:p>13.2979112272</text:p>
          </table:table-cell>
          <table:table-cell office:value-type="float" office:value="1.19164490861619">
            <text:p>1.1916449086</text:p>
          </table:table-cell>
          <table:table-cell office:value-type="float" office:value="0.1592863359443">
            <text:p>0.1592863359</text:p>
          </table:table-cell>
          <table:table-cell office:value-type="float" office:value="0.536292428198433">
            <text:p>0.5362924282</text:p>
          </table:table-cell>
          <table:table-cell table:formula="of:=(SUM([.H12:.H36])/24)/[.H12]" office:value-type="float" office:value="0.959064715006572">
            <text:p>0.959064715</text:p>
          </table:table-cell>
          <table:table-cell table:formula="of:=[.I12]/(SUM([.I12:.I36])/24)" office:value-type="float" office:value="0.846556920936706">
            <text:p>0.8465569209</text:p>
          </table:table-cell>
          <table:table-cell table:formula="of:=[.J12]/(SUM([.J12:.J36])/24)" office:value-type="float" office:value="0.886162487063082">
            <text:p>0.8861624871</text:p>
          </table:table-cell>
          <table:table-cell table:formula="of:=[.K12]/(SUM([.K12:.K36])/24)" office:value-type="float" office:value="0.910528260066495">
            <text:p>0.9105282601</text:p>
          </table:table-cell>
          <table:table-cell table:number-columns-repeated="1009"/>
        </table:table-row>
        <table:table-row table:style-name="ro2">
          <table:table-cell office:value-type="string">
            <text:p>binary_normal</text:p>
          </table:table-cell>
          <table:table-cell office:value-type="float" office:value="12.4120104438642">
            <text:p>12.4120104439</text:p>
          </table:table-cell>
          <table:table-cell office:value-type="float" office:value="2.01409921671018">
            <text:p>2.0140992167</text:p>
          </table:table-cell>
          <table:table-cell office:value-type="float" office:value="0.241517261386713">
            <text:p>0.2415172614</text:p>
          </table:table-cell>
          <table:table-cell office:value-type="float" office:value="0.717493472584856">
            <text:p>0.7174934726</text:p>
          </table:table-cell>
          <table:table-cell table:formula="of:=[.E13]*100" office:value-type="float" office:value="71.7493472584856">
            <text:p>71.7493472585</text:p>
          </table:table-cell>
          <table:table-cell/>
          <table:table-cell office:value-type="float" office:value="12.4120104438642">
            <text:p>12.4120104439</text:p>
          </table:table-cell>
          <table:table-cell office:value-type="float" office:value="2.01409921671018">
            <text:p>2.0140992167</text:p>
          </table:table-cell>
          <table:table-cell office:value-type="float" office:value="0.241517261386713">
            <text:p>0.2415172614</text:p>
          </table:table-cell>
          <table:table-cell office:value-type="float" office:value="0.717493472584856">
            <text:p>0.7174934726</text:p>
          </table:table-cell>
          <table:table-cell table:formula="of:=(SUM([.H13:.H37])/24)/[.H13]" office:value-type="float" office:value="1.02751745971644">
            <text:p>1.0275174597</text:p>
          </table:table-cell>
          <table:table-cell table:formula="of:=[.I13]/(SUM([.I13:.I37])/24)" office:value-type="float" office:value="1.43083700440529">
            <text:p>1.4308370044</text:p>
          </table:table-cell>
          <table:table-cell table:formula="of:=[.J13]/(SUM([.J13:.J37])/24)" office:value-type="float" office:value="1.34364027994187">
            <text:p>1.3436402799</text:p>
          </table:table-cell>
          <table:table-cell table:formula="of:=[.K13]/(SUM([.K13:.K37])/24)" office:value-type="float" office:value="1.21817510158848">
            <text:p>1.2181751016</text:p>
          </table:table-cell>
          <table:table-cell table:number-columns-repeated="1009"/>
        </table:table-row>
        <table:table-row table:style-name="ro2">
          <table:table-cell office:value-type="string">
            <text:p>log</text:p>
          </table:table-cell>
          <table:table-cell office:value-type="float" office:value="13.5543080939948">
            <text:p>13.554308094</text:p>
          </table:table-cell>
          <table:table-cell office:value-type="float" office:value="1.65639686684073">
            <text:p>1.6563968668</text:p>
          </table:table-cell>
          <table:table-cell office:value-type="float" office:value="0.202135190020307">
            <text:p>0.20213519</text:p>
          </table:table-cell>
          <table:table-cell office:value-type="float" office:value="0.660574412532638">
            <text:p>0.6605744125</text:p>
          </table:table-cell>
          <table:table-cell table:formula="of:=[.E14]*100" office:value-type="float" office:value="66.0574412532638">
            <text:p>66.0574412533</text:p>
          </table:table-cell>
          <table:table-cell/>
          <table:table-cell office:value-type="float" office:value="13.5543080939948">
            <text:p>13.554308094</text:p>
          </table:table-cell>
          <table:table-cell office:value-type="float" office:value="1.65639686684073">
            <text:p>1.6563968668</text:p>
          </table:table-cell>
          <table:table-cell office:value-type="float" office:value="0.202135190020307">
            <text:p>0.20213519</text:p>
          </table:table-cell>
          <table:table-cell office:value-type="float" office:value="0.660574412532638">
            <text:p>0.6605744125</text:p>
          </table:table-cell>
          <table:table-cell table:formula="of:=(SUM([.H14:.H38])/24)/[.H14]" office:value-type="float" office:value="0.940922793905184">
            <text:p>0.9409227939</text:p>
          </table:table-cell>
          <table:table-cell table:formula="of:=[.I14]/(SUM([.I14:.I38])/24)" office:value-type="float" office:value="1.17672153953165">
            <text:p>1.1767215395</text:p>
          </table:table-cell>
          <table:table-cell table:formula="of:=[.J14]/(SUM([.J14:.J38])/24)" office:value-type="float" office:value="1.12454481201703">
            <text:p>1.124544812</text:p>
          </table:table-cell>
          <table:table-cell table:formula="of:=[.K14]/(SUM([.K14:.K38])/24)" office:value-type="float" office:value="1.12153675655708">
            <text:p>1.1215367566</text:p>
          </table:table-cell>
          <table:table-cell table:number-columns-repeated="1009"/>
        </table:table-row>
        <table:table-row table:style-name="ro2">
          <table:table-cell office:value-type="string">
            <text:p>log_entropy</text:p>
          </table:table-cell>
          <table:table-cell office:value-type="float" office:value="13.2624020887728">
            <text:p>13.2624020888</text:p>
          </table:table-cell>
          <table:table-cell office:value-type="float" office:value="1.2177545691906">
            <text:p>1.2177545692</text:p>
          </table:table-cell>
          <table:table-cell office:value-type="float" office:value="0.162706701479547">
            <text:p>0.1627067015</text:p>
          </table:table-cell>
          <table:table-cell office:value-type="float" office:value="0.544647519582245">
            <text:p>0.5446475196</text:p>
          </table:table-cell>
          <table:table-cell table:formula="of:=[.E15]*100" office:value-type="float" office:value="54.4647519582245">
            <text:p>54.4647519582</text:p>
          </table:table-cell>
          <table:table-cell/>
          <table:table-cell office:value-type="float" office:value="13.2624020887728">
            <text:p>13.2624020888</text:p>
          </table:table-cell>
          <table:table-cell office:value-type="float" office:value="1.2177545691906">
            <text:p>1.2177545692</text:p>
          </table:table-cell>
          <table:table-cell office:value-type="float" office:value="0.162706701479547">
            <text:p>0.1627067015</text:p>
          </table:table-cell>
          <table:table-cell office:value-type="float" office:value="0.544647519582245">
            <text:p>0.5446475196</text:p>
          </table:table-cell>
          <table:table-cell table:formula="of:=(SUM([.H15:.H39])/24)/[.H15]" office:value-type="float" office:value="0.96163254257309">
            <text:p>0.9616325426</text:p>
          </table:table-cell>
          <table:table-cell table:formula="of:=[.I15]/(SUM([.I15:.I39])/24)" office:value-type="float" office:value="0.865105495015072">
            <text:p>0.865105495</text:p>
          </table:table-cell>
          <table:table-cell table:formula="of:=[.J15]/(SUM([.J15:.J39])/24)" office:value-type="float" office:value="0.905191110023178">
            <text:p>0.90519111</text:p>
          </table:table-cell>
          <table:table-cell table:formula="of:=[.K15]/(SUM([.K15:.K39])/24)" office:value-type="float" office:value="0.924713705208719">
            <text:p>0.9247137052</text:p>
          </table:table-cell>
          <table:table-cell table:number-columns-repeated="1009"/>
        </table:table-row>
        <table:table-row table:style-name="ro1">
          <table:table-cell office:value-type="string">
            <text:p>log_gfidf</text:p>
          </table:table-cell>
          <table:table-cell office:value-type="float" office:value="12.2498694516971">
            <text:p>12.2498694517</text:p>
          </table:table-cell>
          <table:table-cell office:value-type="float" office:value="1.41671018276762">
            <text:p>1.4167101828</text:p>
          </table:table-cell>
          <table:table-cell office:value-type="float" office:value="0.177568900493182">
            <text:p>0.1775689005</text:p>
          </table:table-cell>
          <table:table-cell office:value-type="float" office:value="0.591644908616186">
            <text:p>0.5916449086</text:p>
          </table:table-cell>
          <table:table-cell table:formula="of:=[.E16]*100" office:value-type="float" office:value="59.1644908616186">
            <text:p>59.1644908616</text:p>
          </table:table-cell>
          <table:table-cell/>
          <table:table-cell office:value-type="float" office:value="12.2498694516971">
            <text:p>12.2498694517</text:p>
          </table:table-cell>
          <table:table-cell office:value-type="float" office:value="1.41671018276762">
            <text:p>1.4167101828</text:p>
          </table:table-cell>
          <table:table-cell office:value-type="float" office:value="0.177568900493182">
            <text:p>0.1775689005</text:p>
          </table:table-cell>
          <table:table-cell office:value-type="float" office:value="0.591644908616186">
            <text:p>0.5916449086</text:p>
          </table:table-cell>
          <table:table-cell table:formula="of:=(SUM([.H16:.H40])/24)/[.H16]" office:value-type="float" office:value="1.04111782509538">
            <text:p>1.0411178251</text:p>
          </table:table-cell>
          <table:table-cell table:formula="of:=[.I16]/(SUM([.I16:.I40])/24)" office:value-type="float" office:value="1.00644562949223">
            <text:p>1.0064456295</text:p>
          </table:table-cell>
          <table:table-cell table:formula="of:=[.J16]/(SUM([.J16:.J40])/24)" office:value-type="float" office:value="0.987874430994004">
            <text:p>0.987874431</text:p>
          </table:table-cell>
          <table:table-cell table:formula="of:=[.K16]/(SUM([.K16:.K40])/24)" office:value-type="float" office:value="1.00450683413373">
            <text:p>1.0045068341</text:p>
          </table:table-cell>
          <table:table-cell table:number-columns-repeated="1009"/>
        </table:table-row>
        <table:table-row table:style-name="ro1">
          <table:table-cell office:value-type="string">
            <text:p>log_idf</text:p>
          </table:table-cell>
          <table:table-cell office:value-type="float" office:value="13.3660574412532">
            <text:p>13.3660574413</text:p>
          </table:table-cell>
          <table:table-cell office:value-type="float" office:value="1.27728459530026">
            <text:p>1.2772845953</text:p>
          </table:table-cell>
          <table:table-cell office:value-type="float" office:value="0.166710182767624">
            <text:p>0.1667101828</text:p>
          </table:table-cell>
          <table:table-cell office:value-type="float" office:value="0.561357702349869">
            <text:p>0.5613577023</text:p>
          </table:table-cell>
          <table:table-cell table:formula="of:=[.E17]*100" office:value-type="float" office:value="56.1357702349869">
            <text:p>56.135770235</text:p>
          </table:table-cell>
          <table:table-cell/>
          <table:table-cell office:value-type="float" office:value="13.3660574412532">
            <text:p>13.3660574413</text:p>
          </table:table-cell>
          <table:table-cell office:value-type="float" office:value="1.27728459530026">
            <text:p>1.2772845953</text:p>
          </table:table-cell>
          <table:table-cell office:value-type="float" office:value="0.166710182767624">
            <text:p>0.1667101828</text:p>
          </table:table-cell>
          <table:table-cell office:value-type="float" office:value="0.561357702349869">
            <text:p>0.5613577023</text:p>
          </table:table-cell>
          <table:table-cell table:formula="of:=(SUM([.H17:.H41])/24)/[.H17]" office:value-type="float" office:value="0.954174968745119">
            <text:p>0.9541749687</text:p>
          </table:table-cell>
          <table:table-cell table:formula="of:=[.I17]/(SUM([.I17:.I41])/24)" office:value-type="float" office:value="0.90739624391375">
            <text:p>0.9073962439</text:p>
          </table:table-cell>
          <table:table-cell table:formula="of:=[.J17]/(SUM([.J17:.J41])/24)" office:value-type="float" office:value="0.927463798475208">
            <text:p>0.9274637985</text:p>
          </table:table-cell>
          <table:table-cell table:formula="of:=[.K17]/(SUM([.K17:.K41])/24)" office:value-type="float" office:value="0.953084595493166">
            <text:p>0.9530845955</text:p>
          </table:table-cell>
          <table:table-cell table:number-columns-repeated="1009"/>
        </table:table-row>
        <table:table-row table:style-name="ro2">
          <table:table-cell office:value-type="string">
            <text:p>log_inverse</text:p>
          </table:table-cell>
          <table:table-cell office:value-type="float" office:value="13.1558746736292">
            <text:p>13.1558746736</text:p>
          </table:table-cell>
          <table:table-cell office:value-type="float" office:value="1.17180156657963">
            <text:p>1.1718015666</text:p>
          </table:table-cell>
          <table:table-cell office:value-type="float" office:value="0.159289237017696">
            <text:p>0.159289237</text:p>
          </table:table-cell>
          <table:table-cell office:value-type="float" office:value="0.533681462140991">
            <text:p>0.5336814621</text:p>
          </table:table-cell>
          <table:table-cell table:formula="of:=[.E18]*100" office:value-type="float" office:value="53.3681462140991">
            <text:p>53.3681462141</text:p>
          </table:table-cell>
          <table:table-cell/>
          <table:table-cell office:value-type="float" office:value="13.1558746736292">
            <text:p>13.1558746736</text:p>
          </table:table-cell>
          <table:table-cell office:value-type="float" office:value="1.17180156657963">
            <text:p>1.1718015666</text:p>
          </table:table-cell>
          <table:table-cell office:value-type="float" office:value="0.159289237017696">
            <text:p>0.159289237</text:p>
          </table:table-cell>
          <table:table-cell office:value-type="float" office:value="0.533681462140991">
            <text:p>0.5336814621</text:p>
          </table:table-cell>
          <table:table-cell table:formula="of:=(SUM([.H18:.H42])/24)/[.H18]" office:value-type="float" office:value="0.969419195427394">
            <text:p>0.9694191954</text:p>
          </table:table-cell>
          <table:table-cell table:formula="of:=[.I18]/(SUM([.I18:.I42])/24)" office:value-type="float" office:value="0.832460004637142">
            <text:p>0.8324600046</text:p>
          </table:table-cell>
          <table:table-cell table:formula="of:=[.J18]/(SUM([.J18:.J42])/24)" office:value-type="float" office:value="0.886178626692388">
            <text:p>0.8861786267</text:p>
          </table:table-cell>
          <table:table-cell table:formula="of:=[.K18]/(SUM([.K18:.K42])/24)" office:value-type="float" office:value="0.906095308459548">
            <text:p>0.9060953085</text:p>
          </table:table-cell>
          <table:table-cell table:number-columns-repeated="1009"/>
        </table:table-row>
        <table:table-row table:style-name="ro2">
          <table:table-cell office:value-type="string">
            <text:p>log_normal</text:p>
          </table:table-cell>
          <table:table-cell office:value-type="float" office:value="11.4161879895561">
            <text:p>11.4161879896</text:p>
          </table:table-cell>
          <table:table-cell office:value-type="float" office:value="1.69347258485639">
            <text:p>1.6934725849</text:p>
          </table:table-cell>
          <table:table-cell office:value-type="float" office:value="0.204812880765884">
            <text:p>0.2048128808</text:p>
          </table:table-cell>
          <table:table-cell office:value-type="float" office:value="0.648041775456919">
            <text:p>0.6480417755</text:p>
          </table:table-cell>
          <table:table-cell table:formula="of:=[.E19]*100" office:value-type="float" office:value="64.8041775456919">
            <text:p>64.8041775457</text:p>
          </table:table-cell>
          <table:table-cell/>
          <table:table-cell office:value-type="float" office:value="11.4161879895561">
            <text:p>11.4161879896</text:p>
          </table:table-cell>
          <table:table-cell office:value-type="float" office:value="1.69347258485639">
            <text:p>1.6934725849</text:p>
          </table:table-cell>
          <table:table-cell office:value-type="float" office:value="0.204812880765884">
            <text:p>0.2048128808</text:p>
          </table:table-cell>
          <table:table-cell office:value-type="float" office:value="0.648041775456919">
            <text:p>0.6480417755</text:p>
          </table:table-cell>
          <table:table-cell table:formula="of:=(SUM([.H19:.H43])/24)/[.H19]" office:value-type="float" office:value="1.11714676150398">
            <text:p>1.1171467615</text:p>
          </table:table-cell>
          <table:table-cell table:formula="of:=[.I19]/(SUM([.I19:.I43])/24)" office:value-type="float" office:value="1.20306051472293">
            <text:p>1.2030605147</text:p>
          </table:table-cell>
          <table:table-cell table:formula="of:=[.J19]/(SUM([.J19:.J43])/24)" office:value-type="float" office:value="1.13944168987299">
            <text:p>1.1394416899</text:p>
          </table:table-cell>
          <table:table-cell table:formula="of:=[.K19]/(SUM([.K19:.K43])/24)" office:value-type="float" office:value="1.10025858884374">
            <text:p>1.1002585888</text:p>
          </table:table-cell>
          <table:table-cell table:number-columns-repeated="1009"/>
        </table:table-row>
        <table:table-row table:style-name="ro1">
          <table:table-cell office:value-type="string">
            <text:p>tf</text:p>
          </table:table-cell>
          <table:table-cell office:value-type="float" office:value="12.9120104438642">
            <text:p>12.9120104439</text:p>
          </table:table-cell>
          <table:table-cell office:value-type="float" office:value="1.58067885117493">
            <text:p>1.5806788512</text:p>
          </table:table-cell>
          <table:table-cell office:value-type="float" office:value="0.19420365535248">
            <text:p>0.1942036554</text:p>
          </table:table-cell>
          <table:table-cell office:value-type="float" office:value="0.640731070496084">
            <text:p>0.6407310705</text:p>
          </table:table-cell>
          <table:table-cell table:formula="of:=[.E20]*100" office:value-type="float" office:value="64.0731070496084">
            <text:p>64.0731070496</text:p>
          </table:table-cell>
          <table:table-cell/>
          <table:table-cell office:value-type="float" office:value="12.9120104438642">
            <text:p>12.9120104439</text:p>
          </table:table-cell>
          <table:table-cell office:value-type="float" office:value="1.58067885117493">
            <text:p>1.5806788512</text:p>
          </table:table-cell>
          <table:table-cell office:value-type="float" office:value="0.19420365535248">
            <text:p>0.1942036554</text:p>
          </table:table-cell>
          <table:table-cell office:value-type="float" office:value="0.640731070496084">
            <text:p>0.6407310705</text:p>
          </table:table-cell>
          <table:table-cell table:formula="of:=(SUM([.H20:.H44])/24)/[.H20]" office:value-type="float" office:value="0.987728247022426">
            <text:p>0.987728247</text:p>
          </table:table-cell>
          <table:table-cell table:formula="of:=[.I20]/(SUM([.I20:.I44])/24)" office:value-type="float" office:value="1.12293067470438">
            <text:p>1.1229306747</text:p>
          </table:table-cell>
          <table:table-cell table:formula="of:=[.J20]/(SUM([.J20:.J44])/24)" office:value-type="float" office:value="1.08041906547511">
            <text:p>1.0804190655</text:p>
          </table:table-cell>
          <table:table-cell table:formula="of:=[.K20]/(SUM([.K20:.K44])/24)" office:value-type="float" office:value="1.08784632434429">
            <text:p>1.0878463243</text:p>
          </table:table-cell>
          <table:table-cell table:number-columns-repeated="1009"/>
        </table:table-row>
        <table:table-row table:style-name="ro1">
          <table:table-cell office:value-type="string">
            <text:p>tf_entropy</text:p>
          </table:table-cell>
          <table:table-cell office:value-type="float" office:value="12.9221932114882">
            <text:p>12.9221932115</text:p>
          </table:table-cell>
          <table:table-cell office:value-type="float" office:value="1.18537859007833">
            <text:p>1.1853785901</text:p>
          </table:table-cell>
          <table:table-cell office:value-type="float" office:value="0.157136640557006">
            <text:p>0.1571366406</text:p>
          </table:table-cell>
          <table:table-cell office:value-type="float" office:value="0.540469973890338">
            <text:p>0.5404699739</text:p>
          </table:table-cell>
          <table:table-cell table:formula="of:=[.E21]*100" office:value-type="float" office:value="54.0469973890338">
            <text:p>54.046997389</text:p>
          </table:table-cell>
          <table:table-cell/>
          <table:table-cell office:value-type="float" office:value="12.9221932114882">
            <text:p>12.9221932115</text:p>
          </table:table-cell>
          <table:table-cell office:value-type="float" office:value="1.18537859007833">
            <text:p>1.1853785901</text:p>
          </table:table-cell>
          <table:table-cell office:value-type="float" office:value="0.157136640557006">
            <text:p>0.1571366406</text:p>
          </table:table-cell>
          <table:table-cell office:value-type="float" office:value="0.540469973890338">
            <text:p>0.5404699739</text:p>
          </table:table-cell>
          <table:table-cell table:formula="of:=(SUM([.H21:.H45])/24)/[.H21]" office:value-type="float" office:value="0.986949911096745">
            <text:p>0.9869499111</text:p>
          </table:table-cell>
          <table:table-cell table:formula="of:=[.I21]/(SUM([.I21:.I45])/24)" office:value-type="float" office:value="0.842105263157897">
            <text:p>0.8421052632</text:p>
          </table:table-cell>
          <table:table-cell table:formula="of:=[.J21]/(SUM([.J21:.J45])/24)" office:value-type="float" office:value="0.874203021742098">
            <text:p>0.8742030217</text:p>
          </table:table-cell>
          <table:table-cell table:formula="of:=[.K21]/(SUM([.K21:.K45])/24)" office:value-type="float" office:value="0.917620982637605">
            <text:p>0.9176209826</text:p>
          </table:table-cell>
          <table:table-cell table:number-columns-repeated="1009"/>
        </table:table-row>
        <table:table-row table:style-name="ro1">
          <table:table-cell office:value-type="string">
            <text:p>tf_gfidf</text:p>
          </table:table-cell>
          <table:table-cell office:value-type="float" office:value="11.3916449086162">
            <text:p>11.3916449086</text:p>
          </table:table-cell>
          <table:table-cell office:value-type="float" office:value="1.28302872062663">
            <text:p>1.2830287206</text:p>
          </table:table-cell>
          <table:table-cell office:value-type="float" office:value="0.165239338555265">
            <text:p>0.1652393386</text:p>
          </table:table-cell>
          <table:table-cell office:value-type="float" office:value="0.557180156657962">
            <text:p>0.5571801567</text:p>
          </table:table-cell>
          <table:table-cell table:formula="of:=[.E22]*100" office:value-type="float" office:value="55.7180156657962">
            <text:p>55.7180156658</text:p>
          </table:table-cell>
          <table:table-cell/>
          <table:table-cell office:value-type="float" office:value="11.3916449086162">
            <text:p>11.3916449086</text:p>
          </table:table-cell>
          <table:table-cell office:value-type="float" office:value="1.28302872062663">
            <text:p>1.2830287206</text:p>
          </table:table-cell>
          <table:table-cell office:value-type="float" office:value="0.165239338555265">
            <text:p>0.1652393386</text:p>
          </table:table-cell>
          <table:table-cell office:value-type="float" office:value="0.557180156657962">
            <text:p>0.5571801567</text:p>
          </table:table-cell>
          <table:table-cell table:formula="of:=(SUM([.H22:.H46])/24)/[.H22]" office:value-type="float" office:value="1.11955363282145">
            <text:p>1.1195536328</text:p>
          </table:table-cell>
          <table:table-cell table:formula="of:=[.I22]/(SUM([.I22:.I46])/24)" office:value-type="float" office:value="0.91147693021099">
            <text:p>0.9114769302</text:p>
          </table:table-cell>
          <table:table-cell table:formula="of:=[.J22]/(SUM([.J22:.J46])/24)" office:value-type="float" office:value="0.919281006413483">
            <text:p>0.9192810064</text:p>
          </table:table-cell>
          <table:table-cell table:formula="of:=[.K22]/(SUM([.K22:.K46])/24)" office:value-type="float" office:value="0.945991872922053">
            <text:p>0.9459918729</text:p>
          </table:table-cell>
          <table:table-cell table:number-columns-repeated="1009"/>
        </table:table-row>
        <table:table-row table:style-name="ro1">
          <table:table-cell office:value-type="string">
            <text:p>tf_idf</text:p>
          </table:table-cell>
          <table:table-cell office:value-type="float" office:value="12.9963446475196">
            <text:p>12.9963446475</text:p>
          </table:table-cell>
          <table:table-cell office:value-type="float" office:value="1.22245430809399">
            <text:p>1.2224543081</text:p>
          </table:table-cell>
          <table:table-cell office:value-type="float" office:value="0.158935306063243">
            <text:p>0.1589353061</text:p>
          </table:table-cell>
          <table:table-cell office:value-type="float" office:value="0.552480417754568">
            <text:p>0.5524804178</text:p>
          </table:table-cell>
          <table:table-cell table:formula="of:=[.E23]*100" office:value-type="float" office:value="55.2480417754568">
            <text:p>55.2480417755</text:p>
          </table:table-cell>
          <table:table-cell/>
          <table:table-cell office:value-type="float" office:value="12.9963446475196">
            <text:p>12.9963446475</text:p>
          </table:table-cell>
          <table:table-cell office:value-type="float" office:value="1.22245430809399">
            <text:p>1.2224543081</text:p>
          </table:table-cell>
          <table:table-cell office:value-type="float" office:value="0.158935306063243">
            <text:p>0.1589353061</text:p>
          </table:table-cell>
          <table:table-cell office:value-type="float" office:value="0.552480417754568">
            <text:p>0.5524804178</text:p>
          </table:table-cell>
          <table:table-cell table:formula="of:=(SUM([.H23:.H47])/24)/[.H23]" office:value-type="float" office:value="0.981318808261006">
            <text:p>0.9813188083</text:p>
          </table:table-cell>
          <table:table-cell table:formula="of:=[.I23]/(SUM([.I23:.I47])/24)" office:value-type="float" office:value="0.868444238349175">
            <text:p>0.8684442383</text:p>
          </table:table-cell>
          <table:table-cell table:formula="of:=[.J23]/(SUM([.J23:.J47])/24)" office:value-type="float" office:value="0.884209591916196">
            <text:p>0.8842095919</text:p>
          </table:table-cell>
          <table:table-cell table:formula="of:=[.K23]/(SUM([.K23:.K47])/24)" office:value-type="float" office:value="0.938012560029552">
            <text:p>0.93801256</text:p>
          </table:table-cell>
          <table:table-cell table:number-columns-repeated="1009"/>
        </table:table-row>
        <table:table-row table:style-name="ro1">
          <table:table-cell office:value-type="string">
            <text:p>tf_inverse</text:p>
          </table:table-cell>
          <table:table-cell office:value-type="float" office:value="12.8621409921671">
            <text:p>12.8621409922</text:p>
          </table:table-cell>
          <table:table-cell office:value-type="float" office:value="1.1378590078329">
            <text:p>1.1378590078</text:p>
          </table:table-cell>
          <table:table-cell office:value-type="float" office:value="0.154006382361474">
            <text:p>0.1540063824</text:p>
          </table:table-cell>
          <table:table-cell office:value-type="float" office:value="0.523237597911226">
            <text:p>0.5232375979</text:p>
          </table:table-cell>
          <table:table-cell table:formula="of:=[.E24]*100" office:value-type="float" office:value="52.3237597911226">
            <text:p>52.3237597911</text:p>
          </table:table-cell>
          <table:table-cell/>
          <table:table-cell office:value-type="float" office:value="12.8621409921671">
            <text:p>12.8621409922</text:p>
          </table:table-cell>
          <table:table-cell office:value-type="float" office:value="1.1378590078329">
            <text:p>1.1378590078</text:p>
          </table:table-cell>
          <table:table-cell office:value-type="float" office:value="0.154006382361474">
            <text:p>0.1540063824</text:p>
          </table:table-cell>
          <table:table-cell office:value-type="float" office:value="0.523237597911226">
            <text:p>0.5232375979</text:p>
          </table:table-cell>
          <table:table-cell table:formula="of:=(SUM([.H24:.H48])/24)/[.H24]" office:value-type="float" office:value="0.99155789452316">
            <text:p>0.9915578945</text:p>
          </table:table-cell>
          <table:table-cell table:formula="of:=[.I24]/(SUM([.I24:.I48])/24)" office:value-type="float" office:value="0.808346858335268">
            <text:p>0.8083468583</text:p>
          </table:table-cell>
          <table:table-cell table:formula="of:=[.J24]/(SUM([.J24:.J48])/24)" office:value-type="float" office:value="0.856788361713304">
            <text:p>0.8567883617</text:p>
          </table:table-cell>
          <table:table-cell table:formula="of:=[.K24]/(SUM([.K24:.K48])/24)" office:value-type="float" office:value="0.888363502031768">
            <text:p>0.888363502</text:p>
          </table:table-cell>
          <table:table-cell table:number-columns-repeated="1009"/>
        </table:table-row>
        <table:table-row table:style-name="ro1">
          <table:table-cell office:value-type="string">
            <text:p>tf_normal</text:p>
          </table:table-cell>
          <table:table-cell office:value-type="float" office:value="10.8156657963446">
            <text:p>10.8156657963</text:p>
          </table:table-cell>
          <table:table-cell office:value-type="float" office:value="1.50339425587467">
            <text:p>1.5033942559</text:p>
          </table:table-cell>
          <table:table-cell office:value-type="float" office:value="0.186727589208007">
            <text:p>0.1867275892</text:p>
          </table:table-cell>
          <table:table-cell office:value-type="float" office:value="0.607832898172322">
            <text:p>0.6078328982</text:p>
          </table:table-cell>
          <table:table-cell table:formula="of:=[.E25]*100" office:value-type="float" office:value="60.7832898172322">
            <text:p>60.7832898172</text:p>
          </table:table-cell>
          <table:table-cell/>
          <table:table-cell office:value-type="float" office:value="10.8156657963446">
            <text:p>10.8156657963</text:p>
          </table:table-cell>
          <table:table-cell office:value-type="float" office:value="1.50339425587467">
            <text:p>1.5033942559</text:p>
          </table:table-cell>
          <table:table-cell office:value-type="float" office:value="0.186727589208007">
            <text:p>0.1867275892</text:p>
          </table:table-cell>
          <table:table-cell office:value-type="float" office:value="0.607832898172322">
            <text:p>0.6078328982</text:p>
          </table:table-cell>
          <table:table-cell table:formula="of:=(SUM([.H25:.H49])/24)/[.H25]" office:value-type="float" office:value="1.17917451235999">
            <text:p>1.1791745124</text:p>
          </table:table-cell>
          <table:table-cell table:formula="of:=[.I25]/(SUM([.I25:.I49])/24)" office:value-type="float" office:value="1.06802689543241">
            <text:p>1.0680268954</text:p>
          </table:table-cell>
          <table:table-cell table:formula="of:=[.J25]/(SUM([.J25:.J49])/24)" office:value-type="float" office:value="1.03882724073535">
            <text:p>1.0388272407</text:p>
          </table:table-cell>
          <table:table-cell table:formula="of:=[.K25]/(SUM([.K25:.K49])/24)" office:value-type="float" office:value="1.03199113409678">
            <text:p>1.0319911341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inimum</text:p>
          </table:table-cell>
          <table:table-cell office:value-type="float" office:value="2.5">
            <text:p>2.5</text:p>
          </table:table-cell>
          <table:table-cell table:number-columns-repeated="3" office:value-type="float" office:value="0">
            <text:p>0</text:p>
          </table:table-cell>
          <table:table-cell table:formula="of:=[.E27]*100" office:value-type="float" office:value="0">
            <text:p>0</text:p>
          </table:table-cell>
          <table:table-cell/>
          <table:table-cell office:value-type="float" office:value="12.8597911227154">
            <text:p>12.8597911227</text:p>
          </table:table-cell>
          <table:table-cell office:value-type="float" office:value="1.51070496083551">
            <text:p>1.5107049608</text:p>
          </table:table-cell>
          <table:table-cell office:value-type="float" office:value="0.191430229184798">
            <text:p>0.1914302292</text:p>
          </table:table-cell>
          <table:table-cell office:value-type="float" office:value="0.619843342036553">
            <text:p>0.619843342</text:p>
          </table:table-cell>
          <table:table-cell table:number-columns-repeated="1013"/>
        </table:table-row>
        <table:table-row table:style-name="ro2">
          <table:table-cell office:value-type="string">
            <text:p>Maximum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E28]*100" office:value-type="float" office:value="100">
            <text:p>100</text:p>
          </table:table-cell>
          <table:table-cell/>
          <table:table-cell office:value-type="float" office:value="12.5483028720627">
            <text:p>12.5483028721</text:p>
          </table:table-cell>
          <table:table-cell office:value-type="float" office:value="1.14934725848564">
            <text:p>1.1493472585</text:p>
          </table:table-cell>
          <table:table-cell office:value-type="float" office:value="0.157180156657964">
            <text:p>0.1571801567</text:p>
          </table:table-cell>
          <table:table-cell office:value-type="float" office:value="0.515404699738903">
            <text:p>0.5154046997</text:p>
          </table:table-cell>
          <table:table-cell table:number-columns-repeated="1013"/>
        </table:table-row>
        <table:table-row table:style-name="ro2">
          <table:table-cell office:value-type="string">
            <text:p>Mean</text:p>
          </table:table-cell>
          <table:table-cell office:value-type="float" office:value="12.7535574412533">
            <text:p>12.7535574413</text:p>
          </table:table-cell>
          <table:table-cell office:value-type="float" office:value="1.40763707571802">
            <text:p>1.4076370757</text:p>
          </table:table-cell>
          <table:table-cell office:value-type="float" office:value="0.179748452760866">
            <text:p>0.1797484528</text:p>
          </table:table-cell>
          <table:table-cell office:value-type="float" office:value="0.588990426457789">
            <text:p>0.5889904265</text:p>
          </table:table-cell>
          <table:table-cell table:formula="of:=[.E29]*100" office:value-type="float" office:value="58.8990426457789">
            <text:p>58.8990426458</text:p>
          </table:table-cell>
          <table:table-cell/>
          <table:table-cell office:value-type="float" office:value="13.0002610966057">
            <text:p>13.0002610966</text:p>
          </table:table-cell>
          <table:table-cell office:value-type="float" office:value="1.53890339425587">
            <text:p>1.5389033943</text:p>
          </table:table-cell>
          <table:table-cell office:value-type="float" office:value="0.192547142442704">
            <text:p>0.1925471424</text:p>
          </table:table-cell>
          <table:table-cell office:value-type="float" office:value="0.616187989556135">
            <text:p>0.6161879896</text:p>
          </table:table-cell>
          <table:table-cell table:number-columns-repeated="1013"/>
        </table:table-row>
        <table:table-row table:style-name="ro2">
          <table:table-cell office:value-type="string">
            <text:p>Std. deviation</text:p>
          </table:table-cell>
          <table:table-cell office:value-type="float" office:value="2.66853600483701">
            <text:p>2.6685360048</text:p>
          </table:table-cell>
          <table:table-cell office:value-type="float" office:value="1.45632709401618">
            <text:p>1.456327094</text:p>
          </table:table-cell>
          <table:table-cell office:value-type="float" office:value="0.172601208719065">
            <text:p>0.1726012087</text:p>
          </table:table-cell>
          <table:table-cell office:value-type="float" office:value="0.492022328068194">
            <text:p>0.4920223281</text:p>
          </table:table-cell>
          <table:table-cell table:formula="of:=[.E30]*100" office:value-type="float" office:value="49.2022328068194">
            <text:p>49.2022328068</text:p>
          </table:table-cell>
          <table:table-cell/>
          <table:table-cell office:value-type="float" office:value="12.6250652741514">
            <text:p>12.6250652742</text:p>
          </table:table-cell>
          <table:table-cell office:value-type="float" office:value="1.19321148825065">
            <text:p>1.1932114883</text:p>
          </table:table-cell>
          <table:table-cell office:value-type="float" office:value="0.161273571221352">
            <text:p>0.1612735712</text:p>
          </table:table-cell>
          <table:table-cell office:value-type="float" office:value="0.528981723237597">
            <text:p>0.5289817232</text:p>
          </table:table-cell>
          <table:table-cell table:number-columns-repeated="1013"/>
        </table:table-row>
        <table:table-row table:style-name="ro2">
          <table:table-cell office:value-type="string">
            <text:p>Variance</text:p>
          </table:table-cell>
          <table:table-cell office:value-type="float" office:value="7.12108440911149">
            <text:p>7.1210844091</text:p>
          </table:table-cell>
          <table:table-cell office:value-type="float" office:value="2.12088860476562">
            <text:p>2.1208886048</text:p>
          </table:table-cell>
          <table:table-cell office:value-type="float" office:value="0.0297911772512824">
            <text:p>0.0297911773</text:p>
          </table:table-cell>
          <table:table-cell office:value-type="float" office:value="0.242085971317645">
            <text:p>0.2420859713</text:p>
          </table:table-cell>
          <table:table-cell table:formula="of:=[.E31]*100" office:value-type="float" office:value="24.2085971317645">
            <text:p>24.2085971318</text:p>
          </table:table-cell>
          <table:table-cell/>
          <table:table-cell office:value-type="float" office:value="12.4872062663185">
            <text:p>12.4872062663</text:p>
          </table:table-cell>
          <table:table-cell office:value-type="float" office:value="1.1065274151436">
            <text:p>1.1065274151</text:p>
          </table:table-cell>
          <table:table-cell office:value-type="float" office:value="0.153260806498405">
            <text:p>0.1532608065</text:p>
          </table:table-cell>
          <table:table-cell office:value-type="float" office:value="0.50704960835509">
            <text:p>0.5070496084</text:p>
          </table:table-cell>
          <table:table-cell table:number-columns-repeated="1013"/>
        </table:table-row>
        <table:table-row table:style-name="ro2">
          <table:table-cell office:value-type="string">
            <text:p>Median</text:p>
          </table:table-cell>
          <table:table-cell office:value-type="float" office:value="12.5">
            <text:p>12.5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">
            <text:p>1</text:p>
          </table:table-cell>
          <table:table-cell table:formula="of:=[.E32]*100" office:value-type="float" office:value="100">
            <text:p>100</text:p>
          </table:table-cell>
          <table:table-cell/>
          <table:table-cell office:value-type="float" office:value="11.6906005221932">
            <text:p>11.6906005222</text:p>
          </table:table-cell>
          <table:table-cell office:value-type="float" office:value="1.81984334203655">
            <text:p>1.819843342</text:p>
          </table:table-cell>
          <table:table-cell office:value-type="float" office:value="0.224847693646649">
            <text:p>0.2248476936</text:p>
          </table:table-cell>
          <table:table-cell office:value-type="float" office:value="0.680939947780678">
            <text:p>0.680939947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.8360313315927">
            <text:p>13.8360313316</text:p>
          </table:table-cell>
          <table:table-cell office:value-type="float" office:value="1.71592689295039">
            <text:p>1.715926893</text:p>
          </table:table-cell>
          <table:table-cell office:value-type="float" office:value="0.206457789382071">
            <text:p>0.2064577894</text:p>
          </table:table-cell>
          <table:table-cell office:value-type="float" office:value="0.67154046997389">
            <text:p>0.6715404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.4049608355091">
            <text:p>13.4049608355</text:p>
          </table:table-cell>
          <table:table-cell office:value-type="float" office:value="1.24229765013055">
            <text:p>1.2422976501</text:p>
          </table:table-cell>
          <table:table-cell office:value-type="float" office:value="0.165108790252393">
            <text:p>0.1651087903</text:p>
          </table:table-cell>
          <table:table-cell office:value-type="float" office:value="0.549347258485638">
            <text:p>0.549347258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.5201044386423">
            <text:p>13.5201044386</text:p>
          </table:table-cell>
          <table:table-cell office:value-type="float" office:value="1.64751958224543">
            <text:p>1.6475195822</text:p>
          </table:table-cell>
          <table:table-cell office:value-type="float" office:value="0.200629532927183">
            <text:p>0.2006295329</text:p>
          </table:table-cell>
          <table:table-cell office:value-type="float" office:value="0.660574412532638">
            <text:p>0.66057441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.4984334203655">
            <text:p>13.4984334204</text:p>
          </table:table-cell>
          <table:table-cell office:value-type="float" office:value="1.30704960835509">
            <text:p>1.3070496084</text:p>
          </table:table-cell>
          <table:table-cell office:value-type="float" office:value="0.170951552074268">
            <text:p>0.1709515521</text:p>
          </table:table-cell>
          <table:table-cell office:value-type="float" office:value="0.570234986945169">
            <text:p>0.570234986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.2979112271541">
            <text:p>13.2979112272</text:p>
          </table:table-cell>
          <table:table-cell office:value-type="float" office:value="1.19164490861619">
            <text:p>1.1916449086</text:p>
          </table:table-cell>
          <table:table-cell office:value-type="float" office:value="0.1592863359443">
            <text:p>0.1592863359</text:p>
          </table:table-cell>
          <table:table-cell office:value-type="float" office:value="0.536292428198433">
            <text:p>0.5362924282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.4120104438642">
            <text:p>12.4120104439</text:p>
          </table:table-cell>
          <table:table-cell office:value-type="float" office:value="2.01409921671018">
            <text:p>2.0140992167</text:p>
          </table:table-cell>
          <table:table-cell office:value-type="float" office:value="0.241517261386713">
            <text:p>0.2415172614</text:p>
          </table:table-cell>
          <table:table-cell office:value-type="float" office:value="0.717493472584856">
            <text:p>0.717493472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.5543080939948">
            <text:p>13.554308094</text:p>
          </table:table-cell>
          <table:table-cell office:value-type="float" office:value="1.65639686684073">
            <text:p>1.6563968668</text:p>
          </table:table-cell>
          <table:table-cell office:value-type="float" office:value="0.202135190020307">
            <text:p>0.20213519</text:p>
          </table:table-cell>
          <table:table-cell office:value-type="float" office:value="0.660574412532638">
            <text:p>0.660574412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.2624020887728">
            <text:p>13.2624020888</text:p>
          </table:table-cell>
          <table:table-cell office:value-type="float" office:value="1.2177545691906">
            <text:p>1.2177545692</text:p>
          </table:table-cell>
          <table:table-cell office:value-type="float" office:value="0.162706701479547">
            <text:p>0.1627067015</text:p>
          </table:table-cell>
          <table:table-cell office:value-type="float" office:value="0.544647519582245">
            <text:p>0.544647519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.2498694516971">
            <text:p>12.2498694517</text:p>
          </table:table-cell>
          <table:table-cell office:value-type="float" office:value="1.41671018276762">
            <text:p>1.4167101828</text:p>
          </table:table-cell>
          <table:table-cell office:value-type="float" office:value="0.177568900493182">
            <text:p>0.1775689005</text:p>
          </table:table-cell>
          <table:table-cell office:value-type="float" office:value="0.591644908616186">
            <text:p>0.5916449086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.3660574412532">
            <text:p>13.3660574413</text:p>
          </table:table-cell>
          <table:table-cell office:value-type="float" office:value="1.27728459530026">
            <text:p>1.2772845953</text:p>
          </table:table-cell>
          <table:table-cell office:value-type="float" office:value="0.166710182767624">
            <text:p>0.1667101828</text:p>
          </table:table-cell>
          <table:table-cell office:value-type="float" office:value="0.561357702349869">
            <text:p>0.5613577023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3.1558746736292">
            <text:p>13.1558746736</text:p>
          </table:table-cell>
          <table:table-cell office:value-type="float" office:value="1.17180156657963">
            <text:p>1.1718015666</text:p>
          </table:table-cell>
          <table:table-cell office:value-type="float" office:value="0.159289237017696">
            <text:p>0.159289237</text:p>
          </table:table-cell>
          <table:table-cell office:value-type="float" office:value="0.533681462140991">
            <text:p>0.5336814621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.4161879895561">
            <text:p>11.4161879896</text:p>
          </table:table-cell>
          <table:table-cell office:value-type="float" office:value="1.69347258485639">
            <text:p>1.6934725849</text:p>
          </table:table-cell>
          <table:table-cell office:value-type="float" office:value="0.204812880765884">
            <text:p>0.2048128808</text:p>
          </table:table-cell>
          <table:table-cell office:value-type="float" office:value="0.648041775456919">
            <text:p>0.648041775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.9120104438642">
            <text:p>12.9120104439</text:p>
          </table:table-cell>
          <table:table-cell office:value-type="float" office:value="1.58067885117493">
            <text:p>1.5806788512</text:p>
          </table:table-cell>
          <table:table-cell office:value-type="float" office:value="0.19420365535248">
            <text:p>0.1942036554</text:p>
          </table:table-cell>
          <table:table-cell office:value-type="float" office:value="0.640731070496084">
            <text:p>0.6407310705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.9221932114882">
            <text:p>12.9221932115</text:p>
          </table:table-cell>
          <table:table-cell office:value-type="float" office:value="1.18537859007833">
            <text:p>1.1853785901</text:p>
          </table:table-cell>
          <table:table-cell office:value-type="float" office:value="0.157136640557006">
            <text:p>0.1571366406</text:p>
          </table:table-cell>
          <table:table-cell office:value-type="float" office:value="0.540469973890338">
            <text:p>0.540469973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1.3916449086162">
            <text:p>11.3916449086</text:p>
          </table:table-cell>
          <table:table-cell office:value-type="float" office:value="1.28302872062663">
            <text:p>1.2830287206</text:p>
          </table:table-cell>
          <table:table-cell office:value-type="float" office:value="0.165239338555265">
            <text:p>0.1652393386</text:p>
          </table:table-cell>
          <table:table-cell office:value-type="float" office:value="0.557180156657962">
            <text:p>0.5571801567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.9963446475196">
            <text:p>12.9963446475</text:p>
          </table:table-cell>
          <table:table-cell office:value-type="float" office:value="1.22245430809399">
            <text:p>1.2224543081</text:p>
          </table:table-cell>
          <table:table-cell office:value-type="float" office:value="0.158935306063243">
            <text:p>0.1589353061</text:p>
          </table:table-cell>
          <table:table-cell office:value-type="float" office:value="0.552480417754568">
            <text:p>0.5524804178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2.8621409921671">
            <text:p>12.8621409922</text:p>
          </table:table-cell>
          <table:table-cell office:value-type="float" office:value="1.1378590078329">
            <text:p>1.1378590078</text:p>
          </table:table-cell>
          <table:table-cell office:value-type="float" office:value="0.154006382361474">
            <text:p>0.1540063824</text:p>
          </table:table-cell>
          <table:table-cell office:value-type="float" office:value="0.523237597911226">
            <text:p>0.5232375979</text:p>
          </table:table-cell>
          <table:table-cell table:number-columns-repeated="1013"/>
        </table:table-row>
        <table:table-row table:style-name="ro2">
          <table:table-cell table:number-columns-repeated="7"/>
          <table:table-cell office:value-type="float" office:value="10.8156657963446">
            <text:p>10.8156657963</text:p>
          </table:table-cell>
          <table:table-cell office:value-type="float" office:value="1.50339425587467">
            <text:p>1.5033942559</text:p>
          </table:table-cell>
          <table:table-cell office:value-type="float" office:value="0.186727589208007">
            <text:p>0.1867275892</text:p>
          </table:table-cell>
          <table:table-cell office:value-type="float" office:value="0.607832898172322">
            <text:p>0.6078328982</text:p>
          </table:table-cell>
          <table:table-cell table:number-columns-repeated="101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rts" table:style-name="ta2">
        <office:forms form:automatic-focus="false" form:apply-design-mode="false"/>
        <table:shapes>
          <draw:frame draw:z-index="0" draw:name="Chart 1" draw:style-name="gr1" svg:width="7.3276in" svg:height="3.5512in" svg:x="5.5528in" svg:y="13.4563in">
            <draw:object draw:notify-on-update-of-ranges="'augmented_grouped.csv'.A2:'augmented_grouped.csv'.A32 'augmented_grouped.csv'.B2:'augmented_grouped.csv'.B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3" draw:style-name="gr1" svg:width="7.3669in" svg:height="3.55in" svg:x="5.5134in" svg:y="21.1866in">
            <draw:object draw:notify-on-update-of-ranges="'augmented_grouped.csv'.A2:'augmented_grouped.csv'.A32 'augmented_grouped.csv'.D1:'augmented_grouped.csv'.D1 'augmented_grouped.csv'.D2:'augmented_grouped.csv'.D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name="Chart 4" draw:style-name="gr1" svg:width="7.3551in" svg:height="3.5512in" svg:x="5.5252in" svg:y="17.2272in">
            <draw:object draw:notify-on-update-of-ranges="'augmented_grouped.csv'.A2:'augmented_grouped.csv'.A32 'augmented_grouped.csv'.F1:'augmented_grouped.csv'.F1 'augmented_grouped.csv'.F2:'augmented_grouped.csv'.F3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name="Chart 5" draw:style-name="gr1" svg:width="7.2854in" svg:height="8.8094in" svg:x="5.5484in" svg:y="0.4382in">
            <draw:object draw:notify-on-update-of-ranges="'augmented_grouped.csv'.A2:'augmented_grouped.csv'.A32 'augmented_grouped.csv'.L1:'augmented_grouped.csv'.L1 'augmented_grouped.csv'.L2:'augmented_grouped.csv'.L25 'augmented_grouped.csv'.M1:'augmented_grouped.csv'.M1 'augmented_grouped.csv'.M2:'augmented_grouped.csv'.M25 'augmented_grouped.csv'.N1:'augmented_grouped.csv'.N1 'augmented_grouped.csv'.N2:'augmented_grouped.csv'.N25 'augmented_grouped.csv'.O1:'augmented_grouped.csv'.O1 'augmented_grouped.csv'.O2:'augmented_grouped.csv'.O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name="Chart 2" draw:style-name="gr1" svg:width="7.3429in" svg:height="3.5512in" svg:x="5.5256in" svg:y="9.5591in">
            <draw:object draw:notify-on-update-of-ranges="'augmented_grouped.csv'.A2:'augmented_grouped.csv'.A32 'augmented_grouped.csv'.C1:'augmented_grouped.csv'.C1 'augmented_grouped.csv'.C2:'augmented_grouped.csv'.C3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fo:color="#000000" style:font-name="Calibri" fo:font-size="12pt" style:font-name-asian="宋体" style:font-size-asian="12pt" style:font-name-complex="Lucida 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1">08/31/2012</text:date>, <text:time>02:3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ugmented_5f_grouped.csv" style:display-name="PageStyle_augmented_grouped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" style:display-name="PageStyle_char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nce Norskog</meta:initial-creator>
    <meta:creation-date>2012-08-11T18:22:54</meta:creation-date>
    <dc:date>2012-08-31T02:32:32</dc:date>
    <meta:editing-cycles>59</meta:editing-cycles>
    <meta:editing-duration>PT8H2M59S</meta:editing-duration>
    <meta:generator>LibreOffice/3.4$Unix LibreOffice_project/340m1$Build-402</meta:generator>
    <meta:document-statistic meta:table-count="2" meta:cell-count="48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613cm" svg:height="9.021cm" xlink:href=".." xlink:type="simple" chart:class="chart:bar" chart:style-name="ch1">
        <chart:title svg:x="6.531cm" svg:y="0.316cm" chart:style-name="ch2">
          <text:p>Sentence Length (top two)</text:p>
        </chart:title>
        <chart:subtitle svg:x="8.467cm" svg:y="1.286cm" chart:style-name="ch3">
          <text:p>Minimize</text:p>
        </chart:subtitle>
        <chart:plot-area chart:style-name="ch4" table:cell-range-address="'augmented_grouped.csv'.A2:'augmented_grouped.csv'.B32" chart:data-source-has-labels="column" svg:x="0.822cm" svg:y="2.321cm" svg:width="17.047cm" svg:height="6.1cm">
          <chartooo:coordinate-region svg:x="1.469cm" svg:y="2.52cm" svg:width="16.4cm" svg:height="2.831cm"/>
          <chart:axis chart:dimension="x" chart:name="primary-x" chart:style-name="ch5" chartooo:axis-type="auto">
            <chartooo:date-scale/>
            <chart:categories table:cell-range-address="'augmented_grouped.csv'.A2:'augmented_grouped.csv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ugmented_grouped.csv'.B2:'augmented_grouped.csv'.B32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2</svg:desc>
                </draw:g>
              </table:table-cell>
              <table:table-cell office:value-type="float" office:value="12.8597911227154">
                <text:p>12.8597911227154</text:p>
                <draw:g>
                  <svg:desc>'augmented_grouped.csv'.B2:'augmented_grouped.csv'.B32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12.5483028720627">
                <text:p>12.5483028720627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13.0002610966057">
                <text:p>13.0002610966057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12.6250652741514">
                <text:p>12.6250652741514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12.4872062663185">
                <text:p>12.4872062663185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11.6906005221932">
                <text:p>11.6906005221932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13.8360313315927">
                <text:p>13.8360313315927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13.4049608355091">
                <text:p>13.4049608355091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13.5201044386423">
                <text:p>13.5201044386423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13.4984334203655">
                <text:p>13.4984334203655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13.2979112271541">
                <text:p>13.2979112271541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12.4120104438642">
                <text:p>12.4120104438642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13.5543080939948">
                <text:p>13.5543080939948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13.2624020887728">
                <text:p>13.2624020887728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12.2498694516971">
                <text:p>12.2498694516971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13.3660574412532">
                <text:p>13.3660574412532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13.1558746736292">
                <text:p>13.1558746736292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11.4161879895561">
                <text:p>11.4161879895561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12.9120104438642">
                <text:p>12.9120104438642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12.9221932114882">
                <text:p>12.9221932114882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11.3916449086162">
                <text:p>11.3916449086162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12.9963446475196">
                <text:p>12.9963446475196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12.8621409921671">
                <text:p>12.8621409921671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10.8156657963446">
                <text:p>10.8156657963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2.7535574412533">
                <text:p>12.7535574412533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2.66853600483701">
                <text:p>2.66853600483701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7.12108440911149">
                <text:p>7.12108440911149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2.5">
                <text:p>1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713cm" svg:height="9.018cm" xlink:href=".." xlink:type="simple" chart:class="chart:bar" chart:style-name="ch1">
        <chart:title svg:x="8.748cm" svg:y="0.316cm" chart:style-name="ch2">
          <text:p>MRR</text:p>
        </chart:title>
        <chart:subtitle svg:x="8.47cm" svg:y="1.286cm" chart:style-name="ch3">
          <text:p>Maximize</text:p>
        </chart:subtitle>
        <chart:plot-area chart:style-name="ch4" table:cell-range-address="'augmented_grouped.csv'.A2:'augmented_grouped.csv'.A32 'augmented_grouped.csv'.D1:'augmented_grouped.csv'.D32" chart:data-source-has-labels="both" svg:x="0.824cm" svg:y="2.321cm" svg:width="17.141cm" svg:height="6.097cm">
          <chartooo:coordinate-region svg:x="1.564cm" svg:y="2.52cm" svg:width="16.401cm" svg:height="2.828cm"/>
          <chart:axis chart:dimension="x" chart:name="primary-x" chart:style-name="ch5" chartooo:axis-type="auto">
            <chartooo:date-scale/>
            <chart:categories table:cell-range-address="'augmented_grouped.csv'.A2:'augmented_grouped.csv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ugmented_grouped.csv'.D2:'augmented_grouped.csv'.D32" chart:label-cell-address="'augmented_grouped.csv'.D1:'augmented_grouped.csv'.D1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rr</text:p>
                <draw:g>
                  <svg:desc>'augmented_grouped.csv'.D1:'augmented_grouped.csv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2</svg:desc>
                </draw:g>
              </table:table-cell>
              <table:table-cell office:value-type="float" office:value="0.191430229184798">
                <text:p>0.191430229184798</text:p>
                <draw:g>
                  <svg:desc>'augmented_grouped.csv'.D2:'augmented_grouped.csv'.D32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0.157180156657964">
                <text:p>0.157180156657964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0.192547142442704">
                <text:p>0.192547142442704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0.161273571221352">
                <text:p>0.161273571221352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0.153260806498405">
                <text:p>0.153260806498405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0.224847693646649">
                <text:p>0.224847693646649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0.206457789382071">
                <text:p>0.206457789382071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0.165108790252393">
                <text:p>0.165108790252393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0.200629532927183">
                <text:p>0.200629532927183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0.170951552074268">
                <text:p>0.170951552074268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0.1592863359443">
                <text:p>0.1592863359443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0.241517261386713">
                <text:p>0.241517261386713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0.202135190020307">
                <text:p>0.202135190020307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0.162706701479547">
                <text:p>0.162706701479547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0.177568900493182">
                <text:p>0.177568900493182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0.166710182767624">
                <text:p>0.166710182767624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0.159289237017696">
                <text:p>0.159289237017696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0.204812880765884">
                <text:p>0.204812880765884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0.19420365535248">
                <text:p>0.19420365535248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0.157136640557006">
                <text:p>0.157136640557006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0.165239338555265">
                <text:p>0.165239338555265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0.158935306063243">
                <text:p>0.158935306063243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0.154006382361474">
                <text:p>0.154006382361474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0.186727589208007">
                <text:p>0.186727589208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0.179748452760866">
                <text:p>0.179748452760866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0.172601208719065">
                <text:p>0.172601208719065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0.0297911772512824">
                <text:p>0.0297911772512824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maximum="100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683cm" svg:height="9.021cm" xlink:href=".." xlink:type="simple" chart:class="chart:bar" chart:style-name="ch1">
        <chart:title svg:x="8.314cm" svg:y="0.316cm" chart:style-name="ch2">
          <text:p>Non-zero</text:p>
        </chart:title>
        <chart:subtitle svg:x="8.455cm" svg:y="1.286cm" chart:style-name="ch3">
          <text:p>Maximize</text:p>
        </chart:subtitle>
        <chart:plot-area chart:style-name="ch4" table:cell-range-address="'augmented_grouped.csv'.A2:'augmented_grouped.csv'.A32 'augmented_grouped.csv'.F1:'augmented_grouped.csv'.F32" chart:data-source-has-labels="both" svg:x="0.823cm" svg:y="2.321cm" svg:width="17.114cm" svg:height="6.1cm">
          <chartooo:coordinate-region svg:x="1.657cm" svg:y="2.52cm" svg:width="16.28cm" svg:height="2.831cm"/>
          <chart:axis chart:dimension="x" chart:name="primary-x" chart:style-name="ch5" chartooo:axis-type="auto">
            <chartooo:date-scale/>
            <chart:categories table:cell-range-address="'augmented_grouped.csv'.A2:'augmented_grouped.csv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ugmented_grouped.csv'.F2:'augmented_grouped.csv'.F32" chart:label-cell-address="'augmented_grouped.csv'.F1:'augmented_grouped.csv'.F1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zero (%)</text:p>
                <draw:g>
                  <svg:desc>'augmented_grouped.csv'.F1:'augmented_grouped.csv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2</svg:desc>
                </draw:g>
              </table:table-cell>
              <table:table-cell office:value-type="float" office:value="61.9843342036553">
                <text:p>61.9843342036553</text:p>
                <draw:g>
                  <svg:desc>'augmented_grouped.csv'.F2:'augmented_grouped.csv'.F32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51.5404699738903">
                <text:p>51.5404699738903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61.6187989556135">
                <text:p>61.6187989556135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52.8981723237597">
                <text:p>52.8981723237597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50.704960835509">
                <text:p>50.704960835509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68.0939947780678">
                <text:p>68.0939947780678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67.154046997389">
                <text:p>67.154046997389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54.9347258485638">
                <text:p>54.9347258485638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66.0574412532638">
                <text:p>66.0574412532638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57.0234986945169">
                <text:p>57.0234986945169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53.6292428198433">
                <text:p>53.6292428198433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71.7493472584856">
                <text:p>71.7493472584856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66.0574412532638">
                <text:p>66.0574412532638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54.4647519582245">
                <text:p>54.4647519582245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59.1644908616186">
                <text:p>59.1644908616186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56.1357702349869">
                <text:p>56.1357702349869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53.3681462140991">
                <text:p>53.3681462140991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64.8041775456919">
                <text:p>64.8041775456919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64.0731070496084">
                <text:p>64.0731070496084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54.0469973890338">
                <text:p>54.0469973890338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55.7180156657962">
                <text:p>55.7180156657962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55.2480417754568">
                <text:p>55.2480417754568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52.3237597911226">
                <text:p>52.3237597911226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60.7832898172322">
                <text:p>60.78328981723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58.8990426457789">
                <text:p>58.8990426457789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49.2022328068194">
                <text:p>49.2022328068194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4.2085971317645">
                <text:p>24.2085971317645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fill="solid" draw:fill-color="#d9d9d9"/>
      <style:text-properties fo:color="#000000" fo:font-size="10pt" style:font-size-asian="10pt" style:font-family-complex="Arial" style:font-size-complex="10pt"/>
    </style:style>
    <style:style style:name="ch5" style:family="chart">
      <style:chart-properties chart:vertical="true" chart:include-hidden-cells="false" chart:treat-empty-cells="leave-gap"/>
    </style:style>
    <style:style style:name="ch6" style:family="chart" style:data-style-name="N0">
      <style:chart-properties chart:display-label="true" chart:logarithmic="false" chart:reverse-direction="tru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 style:data-style-name="N0">
      <style:chart-properties chart:display-label="true" chart:logarithmic="false" chart:minimum="0.7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8.506cm" svg:height="22.377cm" xlink:href=".." xlink:type="simple" chart:class="chart:bar" chart:column-mapping="0 1 2" chart:style-name="ch1">
        <chart:title svg:x="7.99cm" svg:y="0.781cm" chart:style-name="ch2">
          <text:p>Overall</text:p>
        </chart:title>
        <chart:subtitle svg:x="8.507cm" svg:y="1.82cm" chart:style-name="ch3">
          <text:p>sub-title</text:p>
        </chart:subtitle>
        <chart:legend chart:legend-position="end" svg:x="15.421cm" svg:y="10.144cm" style:legend-expansion="high" chart:style-name="ch4"/>
        <chart:plot-area chart:style-name="ch5" table:cell-range-address="'augmented_grouped.csv'.A2:'augmented_grouped.csv'.A32 'augmented_grouped.csv'.L1:'augmented_grouped.csv'.O25" chart:data-source-has-labels="both" svg:x="1.516cm" svg:y="1.373cm" svg:width="13.451cm" svg:height="20.903cm">
          <chartooo:coordinate-region svg:x="4.587cm" svg:y="2.02cm" svg:width="10.134cm" svg:height="20.256cm"/>
          <chart:axis chart:dimension="x" chart:name="primary-x" chart:style-name="ch6" chartooo:axis-type="auto">
            <chartooo:date-scale/>
            <chart:categories table:cell-range-address="'augmented_grouped.csv'.A2:'augmented_grouped.csv'.A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ugmented_grouped.csv'.L2:'augmented_grouped.csv'.L25" chart:label-cell-address="'augmented_grouped.csv'.L1:'augmented_grouped.csv'.L1" chart:class="chart:bar">
            <chart:data-point chart:repeated="24"/>
          </chart:series>
          <chart:series chart:style-name="ch10" chart:values-cell-range-address="'augmented_grouped.csv'.M2:'augmented_grouped.csv'.M25" chart:label-cell-address="'augmented_grouped.csv'.M1:'augmented_grouped.csv'.M1" chart:class="chart:bar">
            <chart:data-point chart:repeated="24"/>
          </chart:series>
          <chart:series chart:style-name="ch11" chart:values-cell-range-address="'augmented_grouped.csv'.N2:'augmented_grouped.csv'.N25" chart:label-cell-address="'augmented_grouped.csv'.N1:'augmented_grouped.csv'.N1" chart:class="chart:bar">
            <chart:data-point chart:repeated="24"/>
          </chart:series>
          <chart:series chart:style-name="ch12" chart:values-cell-range-address="'augmented_grouped.csv'.O2:'augmented_grouped.csv'.O25" chart:label-cell-address="'augmented_grouped.csv'.O1:'augmented_grouped.csv'.O1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verse Length</text:p>
                <draw:g>
                  <svg:desc>'augmented_grouped.csv'.L1:'augmented_grouped.csv'.L1</svg:desc>
                </draw:g>
              </table:table-cell>
              <table:table-cell office:value-type="string">
                <text:p>Rating</text:p>
                <draw:g>
                  <svg:desc>'augmented_grouped.csv'.M1:'augmented_grouped.csv'.M1</svg:desc>
                </draw:g>
              </table:table-cell>
              <table:table-cell office:value-type="string">
                <text:p>MRR</text:p>
                <draw:g>
                  <svg:desc>'augmented_grouped.csv'.N1:'augmented_grouped.csv'.N1</svg:desc>
                </draw:g>
              </table:table-cell>
              <table:table-cell office:value-type="string">
                <text:p>&gt;0</text:p>
                <draw:g>
                  <svg:desc>'augmented_grouped.csv'.O1:'augmented_grouped.csv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2</svg:desc>
                </draw:g>
              </table:table-cell>
              <table:table-cell office:value-type="float" office:value="0.991739081883336">
                <text:p>0.991739081883336</text:p>
                <draw:g>
                  <svg:desc>'augmented_grouped.csv'.L2:'augmented_grouped.csv'.L25</svg:desc>
                </draw:g>
              </table:table-cell>
              <table:table-cell office:value-type="float" office:value="1.07322049617436">
                <text:p>1.07322049617436</text:p>
                <draw:g>
                  <svg:desc>'augmented_grouped.csv'.M2:'augmented_grouped.csv'.M25</svg:desc>
                </draw:g>
              </table:table-cell>
              <table:table-cell office:value-type="float" office:value="1.06498957985182">
                <text:p>1.06498957985182</text:p>
                <draw:g>
                  <svg:desc>'augmented_grouped.csv'.N2:'augmented_grouped.csv'.N25</svg:desc>
                </draw:g>
              </table:table-cell>
              <table:table-cell office:value-type="float" office:value="1.05238271148873">
                <text:p>1.05238271148873</text:p>
                <draw:g>
                  <svg:desc>'augmented_grouped.csv'.O2:'augmented_grouped.csv'.O25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1.01635715771951">
                <text:p>1.01635715771951</text:p>
              </table:table-cell>
              <table:table-cell office:value-type="float" office:value="0.816508230929749">
                <text:p>0.816508230929749</text:p>
              </table:table-cell>
              <table:table-cell office:value-type="float" office:value="0.874445116181797">
                <text:p>0.874445116181797</text:p>
              </table:table-cell>
              <table:table-cell office:value-type="float" office:value="0.875064647210935">
                <text:p>0.875064647210935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0.981023176879358">
                <text:p>0.981023176879358</text:p>
              </table:table-cell>
              <table:table-cell office:value-type="float" office:value="1.09325295617899">
                <text:p>1.09325295617899</text:p>
              </table:table-cell>
              <table:table-cell office:value-type="float" office:value="1.07120333713736">
                <text:p>1.07120333713736</text:p>
              </table:table-cell>
              <table:table-cell office:value-type="float" office:value="1.04617657923901">
                <text:p>1.04617657923901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1.01017754477396">
                <text:p>1.01017754477396</text:p>
              </table:table-cell>
              <table:table-cell office:value-type="float" office:value="0.847669835381404">
                <text:p>0.847669835381404</text:p>
              </table:table-cell>
              <table:table-cell office:value-type="float" office:value="0.897218133142528">
                <text:p>0.897218133142528</text:p>
              </table:table-cell>
              <table:table-cell office:value-type="float" office:value="0.898115995567048">
                <text:p>0.898115995567048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1.02132992514532">
                <text:p>1.02132992514532</text:p>
              </table:table-cell>
              <table:table-cell office:value-type="float" office:value="0.786088569441223">
                <text:p>0.786088569441223</text:p>
              </table:table-cell>
              <table:table-cell office:value-type="float" office:value="0.852640476979848">
                <text:p>0.852640476979848</text:p>
              </table:table-cell>
              <table:table-cell office:value-type="float" office:value="0.86087920206871">
                <text:p>0.86087920206871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1.09092406476829">
                <text:p>1.09092406476829</text:p>
              </table:table-cell>
              <table:table-cell office:value-type="float" office:value="1.29283561326223">
                <text:p>1.29283561326223</text:p>
              </table:table-cell>
              <table:table-cell office:value-type="float" office:value="1.25090196990901">
                <text:p>1.25090196990901</text:p>
              </table:table-cell>
              <table:table-cell office:value-type="float" office:value="1.15611377909124">
                <text:p>1.15611377909124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0.921764134208935">
                <text:p>0.921764134208935</text:p>
              </table:table-cell>
              <table:table-cell office:value-type="float" office:value="1.21901228843033">
                <text:p>1.21901228843033</text:p>
              </table:table-cell>
              <table:table-cell office:value-type="float" office:value="1.14859285969349">
                <text:p>1.14859285969349</text:p>
              </table:table-cell>
              <table:table-cell office:value-type="float" office:value="1.14015515330624">
                <text:p>1.14015515330624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0.951405796536882">
                <text:p>0.951405796536882</text:p>
              </table:table-cell>
              <table:table-cell office:value-type="float" office:value="0.882541154648739">
                <text:p>0.882541154648739</text:p>
              </table:table-cell>
              <table:table-cell office:value-type="float" office:value="0.918554723094395">
                <text:p>0.918554723094395</text:p>
              </table:table-cell>
              <table:table-cell office:value-type="float" office:value="0.932693018101217">
                <text:p>0.932693018101217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0.943303174848402">
                <text:p>0.943303174848402</text:p>
              </table:table-cell>
              <table:table-cell office:value-type="float" office:value="1.170415024345">
                <text:p>1.170415024345</text:p>
              </table:table-cell>
              <table:table-cell office:value-type="float" office:value="1.11616834440355">
                <text:p>1.11616834440355</text:p>
              </table:table-cell>
              <table:table-cell office:value-type="float" office:value="1.12153675655708">
                <text:p>1.12153675655708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0.944817598019305">
                <text:p>0.944817598019305</text:p>
              </table:table-cell>
              <table:table-cell office:value-type="float" office:value="0.928541618363089">
                <text:p>0.928541618363089</text:p>
              </table:table-cell>
              <table:table-cell office:value-type="float" office:value="0.951059936530911">
                <text:p>0.951059936530911</text:p>
              </table:table-cell>
              <table:table-cell office:value-type="float" office:value="0.968156630956779">
                <text:p>0.968156630956779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0.959064715006572">
                <text:p>0.959064715006572</text:p>
              </table:table-cell>
              <table:table-cell office:value-type="float" office:value="0.846556920936706">
                <text:p>0.846556920936706</text:p>
              </table:table-cell>
              <table:table-cell office:value-type="float" office:value="0.886162487063082">
                <text:p>0.886162487063082</text:p>
              </table:table-cell>
              <table:table-cell office:value-type="float" office:value="0.910528260066495">
                <text:p>0.910528260066495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1.02751745971644">
                <text:p>1.02751745971644</text:p>
              </table:table-cell>
              <table:table-cell office:value-type="float" office:value="1.43083700440529">
                <text:p>1.43083700440529</text:p>
              </table:table-cell>
              <table:table-cell office:value-type="float" office:value="1.34364027994187">
                <text:p>1.34364027994187</text:p>
              </table:table-cell>
              <table:table-cell office:value-type="float" office:value="1.21817510158848">
                <text:p>1.21817510158848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0.940922793905184">
                <text:p>0.940922793905184</text:p>
              </table:table-cell>
              <table:table-cell office:value-type="float" office:value="1.17672153953165">
                <text:p>1.17672153953165</text:p>
              </table:table-cell>
              <table:table-cell office:value-type="float" office:value="1.12454481201703">
                <text:p>1.12454481201703</text:p>
              </table:table-cell>
              <table:table-cell office:value-type="float" office:value="1.12153675655708">
                <text:p>1.12153675655708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0.96163254257309">
                <text:p>0.96163254257309</text:p>
              </table:table-cell>
              <table:table-cell office:value-type="float" office:value="0.865105495015072">
                <text:p>0.865105495015072</text:p>
              </table:table-cell>
              <table:table-cell office:value-type="float" office:value="0.905191110023178">
                <text:p>0.905191110023178</text:p>
              </table:table-cell>
              <table:table-cell office:value-type="float" office:value="0.924713705208719">
                <text:p>0.924713705208719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1.04111782509538">
                <text:p>1.04111782509538</text:p>
              </table:table-cell>
              <table:table-cell office:value-type="float" office:value="1.00644562949223">
                <text:p>1.00644562949223</text:p>
              </table:table-cell>
              <table:table-cell office:value-type="float" office:value="0.987874430994004">
                <text:p>0.987874430994004</text:p>
              </table:table-cell>
              <table:table-cell office:value-type="float" office:value="1.00450683413373">
                <text:p>1.00450683413373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0.954174968745119">
                <text:p>0.954174968745119</text:p>
              </table:table-cell>
              <table:table-cell office:value-type="float" office:value="0.90739624391375">
                <text:p>0.90739624391375</text:p>
              </table:table-cell>
              <table:table-cell office:value-type="float" office:value="0.927463798475208">
                <text:p>0.927463798475208</text:p>
              </table:table-cell>
              <table:table-cell office:value-type="float" office:value="0.953084595493166">
                <text:p>0.953084595493166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0.969419195427394">
                <text:p>0.969419195427394</text:p>
              </table:table-cell>
              <table:table-cell office:value-type="float" office:value="0.832460004637142">
                <text:p>0.832460004637142</text:p>
              </table:table-cell>
              <table:table-cell office:value-type="float" office:value="0.886178626692388">
                <text:p>0.886178626692388</text:p>
              </table:table-cell>
              <table:table-cell office:value-type="float" office:value="0.906095308459548">
                <text:p>0.906095308459548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1.11714676150398">
                <text:p>1.11714676150398</text:p>
              </table:table-cell>
              <table:table-cell office:value-type="float" office:value="1.20306051472293">
                <text:p>1.20306051472293</text:p>
              </table:table-cell>
              <table:table-cell office:value-type="float" office:value="1.13944168987299">
                <text:p>1.13944168987299</text:p>
              </table:table-cell>
              <table:table-cell office:value-type="float" office:value="1.10025858884374">
                <text:p>1.10025858884374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0.987728247022426">
                <text:p>0.987728247022426</text:p>
              </table:table-cell>
              <table:table-cell office:value-type="float" office:value="1.12293067470438">
                <text:p>1.12293067470438</text:p>
              </table:table-cell>
              <table:table-cell office:value-type="float" office:value="1.08041906547511">
                <text:p>1.08041906547511</text:p>
              </table:table-cell>
              <table:table-cell office:value-type="float" office:value="1.08784632434429">
                <text:p>1.08784632434429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0.986949911096745">
                <text:p>0.986949911096745</text:p>
              </table:table-cell>
              <table:table-cell office:value-type="float" office:value="0.842105263157897">
                <text:p>0.842105263157897</text:p>
              </table:table-cell>
              <table:table-cell office:value-type="float" office:value="0.874203021742098">
                <text:p>0.874203021742098</text:p>
              </table:table-cell>
              <table:table-cell office:value-type="float" office:value="0.917620982637605">
                <text:p>0.917620982637605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1.11955363282145">
                <text:p>1.11955363282145</text:p>
              </table:table-cell>
              <table:table-cell office:value-type="float" office:value="0.91147693021099">
                <text:p>0.91147693021099</text:p>
              </table:table-cell>
              <table:table-cell office:value-type="float" office:value="0.919281006413483">
                <text:p>0.919281006413483</text:p>
              </table:table-cell>
              <table:table-cell office:value-type="float" office:value="0.945991872922053">
                <text:p>0.945991872922053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0.981318808261006">
                <text:p>0.981318808261006</text:p>
              </table:table-cell>
              <table:table-cell office:value-type="float" office:value="0.868444238349175">
                <text:p>0.868444238349175</text:p>
              </table:table-cell>
              <table:table-cell office:value-type="float" office:value="0.884209591916196">
                <text:p>0.884209591916196</text:p>
              </table:table-cell>
              <table:table-cell office:value-type="float" office:value="0.938012560029552">
                <text:p>0.938012560029552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0.99155789452316">
                <text:p>0.99155789452316</text:p>
              </table:table-cell>
              <table:table-cell office:value-type="float" office:value="0.808346858335268">
                <text:p>0.808346858335268</text:p>
              </table:table-cell>
              <table:table-cell office:value-type="float" office:value="0.856788361713304">
                <text:p>0.856788361713304</text:p>
              </table:table-cell>
              <table:table-cell office:value-type="float" office:value="0.888363502031768">
                <text:p>0.888363502031768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1.17917451235999">
                <text:p>1.17917451235999</text:p>
              </table:table-cell>
              <table:table-cell office:value-type="float" office:value="1.06802689543241">
                <text:p>1.06802689543241</text:p>
              </table:table-cell>
              <table:table-cell office:value-type="float" office:value="1.03882724073535">
                <text:p>1.03882724073535</text:p>
              </table:table-cell>
              <table:table-cell office:value-type="float" office:value="1.03199113409678">
                <text:p>1.031991134096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 style:rotation-angle="90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maximum="5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8.652cm" svg:height="9.021cm" xlink:href=".." xlink:type="simple" chart:class="chart:bar" chart:style-name="ch1">
        <chart:title svg:x="8.031cm" svg:y="0.316cm" chart:style-name="ch2">
          <text:p>Rating (0-5)</text:p>
        </chart:title>
        <chart:subtitle svg:x="8.44cm" svg:y="1.286cm" chart:style-name="ch3">
          <text:p>Maximize</text:p>
        </chart:subtitle>
        <chart:plot-area chart:style-name="ch4" table:cell-range-address="'augmented_grouped.csv'.A2:'augmented_grouped.csv'.A32 'augmented_grouped.csv'.C1:'augmented_grouped.csv'.C32" chart:data-source-has-labels="both" svg:x="0.823cm" svg:y="2.321cm" svg:width="17.083cm" svg:height="6.1cm">
          <chartooo:coordinate-region svg:x="1.26cm" svg:y="2.52cm" svg:width="16.646cm" svg:height="2.831cm"/>
          <chart:axis chart:dimension="x" chart:name="primary-x" chart:style-name="ch5" chartooo:axis-type="auto">
            <chartooo:date-scale/>
            <chart:categories table:cell-range-address="'augmented_grouped.csv'.A2:'augmented_grouped.csv'.A3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ugmented_grouped.csv'.C2:'augmented_grouped.csv'.C32" chart:label-cell-address="'augmented_grouped.csv'.C1:'augmented_grouped.csv'.C1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ng</text:p>
                <draw:g>
                  <svg:desc>'augmented_grouped.csv'.C1:'augmented_grouped.csv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gNorm</text:p>
                <draw:g>
                  <svg:desc>'augmented_grouped.csv'.A2:'augmented_grouped.csv'.A32</svg:desc>
                </draw:g>
              </table:table-cell>
              <table:table-cell office:value-type="float" office:value="1.51070496083551">
                <text:p>1.51070496083551</text:p>
                <draw:g>
                  <svg:desc>'augmented_grouped.csv'.C2:'augmented_grouped.csv'.C32</svg:desc>
                </draw:g>
              </table:table-cell>
            </table:table-row>
            <table:table-row>
              <table:table-cell office:value-type="string">
                <text:p>augNorm_entropy</text:p>
              </table:table-cell>
              <table:table-cell office:value-type="float" office:value="1.14934725848564">
                <text:p>1.14934725848564</text:p>
              </table:table-cell>
            </table:table-row>
            <table:table-row>
              <table:table-cell office:value-type="string">
                <text:p>augNorm_gfidf</text:p>
              </table:table-cell>
              <table:table-cell office:value-type="float" office:value="1.53890339425587">
                <text:p>1.53890339425587</text:p>
              </table:table-cell>
            </table:table-row>
            <table:table-row>
              <table:table-cell office:value-type="string">
                <text:p>augNorm_idf</text:p>
              </table:table-cell>
              <table:table-cell office:value-type="float" office:value="1.19321148825065">
                <text:p>1.19321148825065</text:p>
              </table:table-cell>
            </table:table-row>
            <table:table-row>
              <table:table-cell office:value-type="string">
                <text:p>augNorm_inverse</text:p>
              </table:table-cell>
              <table:table-cell office:value-type="float" office:value="1.1065274151436">
                <text:p>1.1065274151436</text:p>
              </table:table-cell>
            </table:table-row>
            <table:table-row>
              <table:table-cell office:value-type="string">
                <text:p>augNorm_normal</text:p>
              </table:table-cell>
              <table:table-cell office:value-type="float" office:value="1.81984334203655">
                <text:p>1.81984334203655</text:p>
              </table:table-cell>
            </table:table-row>
            <table:table-row>
              <table:table-cell office:value-type="string">
                <text:p>binary</text:p>
              </table:table-cell>
              <table:table-cell office:value-type="float" office:value="1.71592689295039">
                <text:p>1.71592689295039</text:p>
              </table:table-cell>
            </table:table-row>
            <table:table-row>
              <table:table-cell office:value-type="string">
                <text:p>binary_entropy</text:p>
              </table:table-cell>
              <table:table-cell office:value-type="float" office:value="1.24229765013055">
                <text:p>1.24229765013055</text:p>
              </table:table-cell>
            </table:table-row>
            <table:table-row>
              <table:table-cell office:value-type="string">
                <text:p>binary_gfidf</text:p>
              </table:table-cell>
              <table:table-cell office:value-type="float" office:value="1.64751958224543">
                <text:p>1.64751958224543</text:p>
              </table:table-cell>
            </table:table-row>
            <table:table-row>
              <table:table-cell office:value-type="string">
                <text:p>binary_idf</text:p>
              </table:table-cell>
              <table:table-cell office:value-type="float" office:value="1.30704960835509">
                <text:p>1.30704960835509</text:p>
              </table:table-cell>
            </table:table-row>
            <table:table-row>
              <table:table-cell office:value-type="string">
                <text:p>binary_inverse</text:p>
              </table:table-cell>
              <table:table-cell office:value-type="float" office:value="1.19164490861619">
                <text:p>1.19164490861619</text:p>
              </table:table-cell>
            </table:table-row>
            <table:table-row>
              <table:table-cell office:value-type="string">
                <text:p>binary_normal</text:p>
              </table:table-cell>
              <table:table-cell office:value-type="float" office:value="2.01409921671018">
                <text:p>2.01409921671018</text:p>
              </table:table-cell>
            </table:table-row>
            <table:table-row>
              <table:table-cell office:value-type="string">
                <text:p>log</text:p>
              </table:table-cell>
              <table:table-cell office:value-type="float" office:value="1.65639686684073">
                <text:p>1.65639686684073</text:p>
              </table:table-cell>
            </table:table-row>
            <table:table-row>
              <table:table-cell office:value-type="string">
                <text:p>log_entropy</text:p>
              </table:table-cell>
              <table:table-cell office:value-type="float" office:value="1.2177545691906">
                <text:p>1.2177545691906</text:p>
              </table:table-cell>
            </table:table-row>
            <table:table-row>
              <table:table-cell office:value-type="string">
                <text:p>log_gfidf</text:p>
              </table:table-cell>
              <table:table-cell office:value-type="float" office:value="1.41671018276762">
                <text:p>1.41671018276762</text:p>
              </table:table-cell>
            </table:table-row>
            <table:table-row>
              <table:table-cell office:value-type="string">
                <text:p>log_idf</text:p>
              </table:table-cell>
              <table:table-cell office:value-type="float" office:value="1.27728459530026">
                <text:p>1.27728459530026</text:p>
              </table:table-cell>
            </table:table-row>
            <table:table-row>
              <table:table-cell office:value-type="string">
                <text:p>log_inverse</text:p>
              </table:table-cell>
              <table:table-cell office:value-type="float" office:value="1.17180156657963">
                <text:p>1.17180156657963</text:p>
              </table:table-cell>
            </table:table-row>
            <table:table-row>
              <table:table-cell office:value-type="string">
                <text:p>log_normal</text:p>
              </table:table-cell>
              <table:table-cell office:value-type="float" office:value="1.69347258485639">
                <text:p>1.69347258485639</text:p>
              </table:table-cell>
            </table:table-row>
            <table:table-row>
              <table:table-cell office:value-type="string">
                <text:p>tf</text:p>
              </table:table-cell>
              <table:table-cell office:value-type="float" office:value="1.58067885117493">
                <text:p>1.58067885117493</text:p>
              </table:table-cell>
            </table:table-row>
            <table:table-row>
              <table:table-cell office:value-type="string">
                <text:p>tf_entropy</text:p>
              </table:table-cell>
              <table:table-cell office:value-type="float" office:value="1.18537859007833">
                <text:p>1.18537859007833</text:p>
              </table:table-cell>
            </table:table-row>
            <table:table-row>
              <table:table-cell office:value-type="string">
                <text:p>tf_gfidf</text:p>
              </table:table-cell>
              <table:table-cell office:value-type="float" office:value="1.28302872062663">
                <text:p>1.28302872062663</text:p>
              </table:table-cell>
            </table:table-row>
            <table:table-row>
              <table:table-cell office:value-type="string">
                <text:p>tf_idf</text:p>
              </table:table-cell>
              <table:table-cell office:value-type="float" office:value="1.22245430809399">
                <text:p>1.22245430809399</text:p>
              </table:table-cell>
            </table:table-row>
            <table:table-row>
              <table:table-cell office:value-type="string">
                <text:p>tf_inverse</text:p>
              </table:table-cell>
              <table:table-cell office:value-type="float" office:value="1.1378590078329">
                <text:p>1.1378590078329</text:p>
              </table:table-cell>
            </table:table-row>
            <table:table-row>
              <table:table-cell office:value-type="string">
                <text:p>tf_normal</text:p>
              </table:table-cell>
              <table:table-cell office:value-type="float" office:value="1.50339425587467">
                <text:p>1.50339425587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nim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ximum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ean</text:p>
              </table:table-cell>
              <table:table-cell office:value-type="float" office:value="1.40763707571802">
                <text:p>1.40763707571802</text:p>
              </table:table-cell>
            </table:table-row>
            <table:table-row>
              <table:table-cell office:value-type="string">
                <text:p>Std. deviation</text:p>
              </table:table-cell>
              <table:table-cell office:value-type="float" office:value="1.45632709401618">
                <text:p>1.45632709401618</text:p>
              </table:table-cell>
            </table:table-row>
            <table:table-row>
              <table:table-cell office:value-type="string">
                <text:p>Variance</text:p>
              </table:table-cell>
              <table:table-cell office:value-type="float" office:value="2.12088860476562">
                <text:p>2.12088860476562</text:p>
              </table:table-cell>
            </table:table-row>
            <table:table-row>
              <table:table-cell office:value-type="string">
                <text:p>Medi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